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4.06mm"/>
    </style:style>
    <style:style style:name="co2" style:family="table-column">
      <style:table-column-properties fo:break-before="auto" style:column-width="66.96mm"/>
    </style:style>
    <style:style style:name="co3" style:family="table-column">
      <style:table-column-properties fo:break-before="auto" style:column-width="68.88mm"/>
    </style:style>
    <style:style style:name="co4" style:family="table-column">
      <style:table-column-properties fo:break-before="auto" style:column-width="70.8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77.77mm" svg:height="132.63mm" svg:x="43.91mm" svg:y="14.63mm">
            <loext:p/>
            <draw:object draw:notify-on-update-of-ranges="Sheet1.A2:Sheet1.A51 Sheet1.F1:Sheet1.F1 Sheet1.F2:Sheet1.F51 Sheet1.A2:Sheet1.A51 Sheet1.E1:Sheet1.E1 Sheet1.E2:Sheet1.E51 Sheet1.A2:Sheet1.A51 Sheet1.D1:Sheet1.D1 Sheet1.D2:Sheet1.D51 Sheet1.A2:Sheet1.A51 Sheet1.C1:Sheet1.C1 Sheet1.C2:Sheet1.C51 Sheet1.A2:Sheet1.A51 Sheet1.B1:Sheet1.B1 Sheet1.B2:Sheet1.B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4000[K]</text:p>
          </table:table-cell>
          <table:table-cell office:value-type="string" calcext:value-type="string">
            <text:p>8000[K]</text:p>
          </table:table-cell>
          <table:table-cell office:value-type="string" calcext:value-type="string">
            <text:p>12000[K]</text:p>
          </table:table-cell>
          <table:table-cell office:value-type="string" calcext:value-type="string">
            <text:p>16000]K]</text:p>
          </table:table-cell>
          <table:table-cell office:value-type="string" calcext:value-type="string">
            <text:p>20000[K]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13564422591610" calcext:value-type="float">
            <text:p>513564422591610</text:p>
          </table:table-cell>
          <table:table-cell office:value-type="float" office:value="1027129035068260" calcext:value-type="float">
            <text:p>1027129035068260</text:p>
          </table:table-cell>
          <table:table-cell office:value-type="float" office:value="1540692982947370" calcext:value-type="float">
            <text:p>1540692982947370</text:p>
          </table:table-cell>
          <table:table-cell office:value-type="float" office:value="2054257310596490" calcext:value-type="float">
            <text:p>2054257310596490</text:p>
          </table:table-cell>
          <table:table-cell office:value-type="float" office:value="2567822112958050" calcext:value-type="float">
            <text:p>2567822112958050</text:p>
          </table:table-cell>
        </table:table-row>
        <table:table-row table:style-name="ro1">
          <table:table-cell office:value-type="float" office:value="100000000100000" calcext:value-type="float">
            <text:p>100000000100000</text:p>
          </table:table-cell>
          <table:table-cell office:value-type="float" office:value="2.65450876345726E+032" calcext:value-type="float">
            <text:p>2.65450876345726E+032</text:p>
          </table:table-cell>
          <table:table-cell office:value-type="float" office:value="7.49396851664623E+032" calcext:value-type="float">
            <text:p>7.49396851664623E+032</text:p>
          </table:table-cell>
          <table:table-cell office:value-type="float" office:value="1.25280059727037E+033" calcext:value-type="float">
            <text:p>1.25280059727037E+033</text:p>
          </table:table-cell>
          <table:table-cell office:value-type="float" office:value="1.7612517157631E+033" calcext:value-type="float">
            <text:p>1.7612517157631E+033</text:p>
          </table:table-cell>
          <table:table-cell office:value-type="float" office:value="2.27174047521023E+033" calcext:value-type="float">
            <text:p>2.27174047521023E+033</text:p>
          </table:table-cell>
        </table:table-row>
        <table:table-row table:style-name="ro1">
          <table:table-cell office:value-type="float" office:value="200000000100000" calcext:value-type="float">
            <text:p>200000000100000</text:p>
          </table:table-cell>
          <table:table-cell office:value-type="float" office:value="4.91151883763982E+032" calcext:value-type="float">
            <text:p>4.91151883763982E+032</text:p>
          </table:table-cell>
          <table:table-cell office:value-type="float" office:value="2.12360700940454E+033" calcext:value-type="float">
            <text:p>2.12360700940454E+033</text:p>
          </table:table-cell>
          <table:table-cell office:value-type="float" office:value="4.02124227964865E+033" calcext:value-type="float">
            <text:p>4.02124227964865E+033</text:p>
          </table:table-cell>
          <table:table-cell office:value-type="float" office:value="5.99517480831145E+033" calcext:value-type="float">
            <text:p>5.99517480831145E+033</text:p>
          </table:table-cell>
          <table:table-cell office:value-type="float" office:value="8.00075696812728E+033" calcext:value-type="float">
            <text:p>8.00075696812728E+033</text:p>
          </table:table-cell>
        </table:table-row>
        <table:table-row table:style-name="ro1">
          <table:table-cell office:value-type="float" office:value="300000000100000" calcext:value-type="float">
            <text:p>300000000100000</text:p>
          </table:table-cell>
          <table:table-cell office:value-type="float" office:value="4.66282172381509E+032" calcext:value-type="float">
            <text:p>4.66282172381509E+032</text:p>
          </table:table-cell>
          <table:table-cell office:value-type="float" office:value="3.29172788746873E+033" calcext:value-type="float">
            <text:p>3.29172788746873E+033</text:p>
          </table:table-cell>
          <table:table-cell office:value-type="float" office:value="7.1671736552089E+033" calcext:value-type="float">
            <text:p>7.1671736552089E+033</text:p>
          </table:table-cell>
          <table:table-cell office:value-type="float" office:value="1.13946750146246E+034" calcext:value-type="float">
            <text:p>1.13946750146246E+034</text:p>
          </table:table-cell>
          <table:table-cell office:value-type="float" office:value="1.57747472176155E+034" calcext:value-type="float">
            <text:p>1.57747472176155E+034</text:p>
          </table:table-cell>
        </table:table-row>
        <table:table-row table:style-name="ro1">
          <table:table-cell office:value-type="float" office:value="400000000100000" calcext:value-type="float">
            <text:p>400000000100000</text:p>
          </table:table-cell>
          <table:table-cell office:value-type="float" office:value="3.26152649412064E+032" calcext:value-type="float">
            <text:p>3.26152649412064E+032</text:p>
          </table:table-cell>
          <table:table-cell office:value-type="float" office:value="3.92921506975947E+033" calcext:value-type="float">
            <text:p>3.92921506975947E+033</text:p>
          </table:table-cell>
          <table:table-cell office:value-type="float" office:value="9.96851590896536E+033" calcext:value-type="float">
            <text:p>9.96851590896536E+033</text:p>
          </table:table-cell>
          <table:table-cell office:value-type="float" office:value="1.69888560697913E+034" calcext:value-type="float">
            <text:p>1.69888560697913E+034</text:p>
          </table:table-cell>
          <table:table-cell office:value-type="float" office:value="2.44598798132571E+034" calcext:value-type="float">
            <text:p>2.44598798132571E+034</text:p>
          </table:table-cell>
        </table:table-row>
        <table:table-row table:style-name="ro1">
          <table:table-cell office:value-type="float" office:value="500000000100000" calcext:value-type="float">
            <text:p>500000000100000</text:p>
          </table:table-cell>
          <table:table-cell office:value-type="float" office:value="1.90556698653002E+032" calcext:value-type="float">
            <text:p>1.90556698653002E+032</text:p>
          </table:table-cell>
          <table:table-cell office:value-type="float" office:value="4.02840508662044E+033" calcext:value-type="float">
            <text:p>4.02840508662044E+033</text:p>
          </table:table-cell>
          <table:table-cell office:value-type="float" office:value="1.20429513460371E+034" calcext:value-type="float">
            <text:p>1.20429513460371E+034</text:p>
          </table:table-cell>
          <table:table-cell office:value-type="float" office:value="2.21070107831148E+034" calcext:value-type="float">
            <text:p>2.21070107831148E+034</text:p>
          </table:table-cell>
          <table:table-cell office:value-type="float" office:value="3.31813595091841E+034" calcext:value-type="float">
            <text:p>3.31813595091841E+034</text:p>
          </table:table-cell>
        </table:table-row>
        <table:table-row table:style-name="ro1">
          <table:table-cell office:value-type="float" office:value="600000000100000" calcext:value-type="float">
            <text:p>600000000100000</text:p>
          </table:table-cell>
          <table:table-cell office:value-type="float" office:value="9.88991991938894E+031" calcext:value-type="float">
            <text:p>9.88991991938894E+031</text:p>
          </table:table-cell>
          <table:table-cell office:value-type="float" office:value="3.73025737948984E+033" calcext:value-type="float">
            <text:p>3.73025737948984E+033</text:p>
          </table:table-cell>
          <table:table-cell office:value-type="float" office:value="1.32611008600418E+034" calcext:value-type="float">
            <text:p>1.32611008600418E+034</text:p>
          </table:table-cell>
          <table:table-cell office:value-type="float" office:value="2.63338230960531E+034" calcext:value-type="float">
            <text:p>2.63338230960531E+034</text:p>
          </table:table-cell>
          <table:table-cell office:value-type="float" office:value="4.12982107107911E+034" calcext:value-type="float">
            <text:p>4.12982107107911E+034</text:p>
          </table:table-cell>
        </table:table-row>
        <table:table-row table:style-name="ro1">
          <table:table-cell office:value-type="float" office:value="700000000100000" calcext:value-type="float">
            <text:p>700000000100000</text:p>
          </table:table-cell>
          <table:table-cell office:value-type="float" office:value="4.72261329842769E+031" calcext:value-type="float">
            <text:p>4.72261329842769E+031</text:p>
          </table:table-cell>
          <table:table-cell office:value-type="float" office:value="3.20856766747879E+033" calcext:value-type="float">
            <text:p>3.20856766747879E+033</text:p>
          </table:table-cell>
          <table:table-cell office:value-type="float" office:value="1.36619548743679E+034" calcext:value-type="float">
            <text:p>1.36619548743679E+034</text:p>
          </table:table-cell>
          <table:table-cell office:value-type="float" office:value="2.94601640632637E+034" calcext:value-type="float">
            <text:p>2.94601640632637E+034</text:p>
          </table:table-cell>
          <table:table-cell office:value-type="float" office:value="4.83739812035575E+034" calcext:value-type="float">
            <text:p>4.83739812035575E+034</text:p>
          </table:table-cell>
        </table:table-row>
        <table:table-row table:style-name="ro1">
          <table:table-cell office:value-type="float" office:value="800000000100000" calcext:value-type="float">
            <text:p>800000000100000</text:p>
          </table:table-cell>
          <table:table-cell office:value-type="float" office:value="2.12063058333493E+031" calcext:value-type="float">
            <text:p>2.12063058333493E+031</text:p>
          </table:table-cell>
          <table:table-cell office:value-type="float" office:value="2.60922119589795E+033" calcext:value-type="float">
            <text:p>2.60922119589795E+033</text:p>
          </table:table-cell>
          <table:table-cell office:value-type="float" office:value="1.33800734904453E+034" calcext:value-type="float">
            <text:p>1.33800734904453E+034</text:p>
          </table:table-cell>
          <table:table-cell office:value-type="float" office:value="3.14337205566662E+034" calcext:value-type="float">
            <text:p>3.14337205566662E+034</text:p>
          </table:table-cell>
          <table:table-cell office:value-type="float" office:value="5.41451975497031E+034" calcext:value-type="float">
            <text:p>5.41451975497031E+034</text:p>
          </table:table-cell>
        </table:table-row>
        <table:table-row table:style-name="ro1">
          <table:table-cell office:value-type="float" office:value="900000000100000" calcext:value-type="float">
            <text:p>900000000100000</text:p>
          </table:table-cell>
          <table:table-cell office:value-type="float" office:value="9.08399241580315E+030" calcext:value-type="float">
            <text:p>9.08399241580315E+030</text:p>
          </table:table-cell>
          <table:table-cell office:value-type="float" office:value="2.03019995444034E+033" calcext:value-type="float">
            <text:p>2.03019995444034E+033</text:p>
          </table:table-cell>
          <table:table-cell office:value-type="float" office:value="1.25896186562707E+034" calcext:value-type="float">
            <text:p>1.25896186562707E+034</text:p>
          </table:table-cell>
          <table:table-cell office:value-type="float" office:value="3.23130013422968E+034" calcext:value-type="float">
            <text:p>3.23130013422968E+034</text:p>
          </table:table-cell>
          <table:table-cell office:value-type="float" office:value="5.84893507412072E+034" calcext:value-type="float">
            <text:p>5.84893507412072E+034</text:p>
          </table:table-cell>
        </table:table-row>
        <table:table-row table:style-name="ro1">
          <table:table-cell office:value-type="float" office:value="1000000000100000" calcext:value-type="float">
            <text:p>1000000000100000</text:p>
          </table:table-cell>
          <table:table-cell office:value-type="float" office:value="3.74901919005153E+030" calcext:value-type="float">
            <text:p>3.74901919005153E+030</text:p>
          </table:table-cell>
          <table:table-cell office:value-type="float" office:value="1.52445358968444E+033" calcext:value-type="float">
            <text:p>1.52445358968444E+033</text:p>
          </table:table-cell>
          <table:table-cell office:value-type="float" office:value="1.14661274460637E+034" calcext:value-type="float">
            <text:p>1.14661274460637E+034</text:p>
          </table:table-cell>
          <table:table-cell office:value-type="float" office:value="3.22272406934779E+034" calcext:value-type="float">
            <text:p>3.22272406934779E+034</text:p>
          </table:table-cell>
          <table:table-cell office:value-type="float" office:value="6.1393985461688E+034" calcext:value-type="float">
            <text:p>6.1393985461688E+034</text:p>
          </table:table-cell>
        </table:table-row>
        <table:table-row table:style-name="ro1">
          <table:table-cell office:value-type="float" office:value="1.1000000001E+015" calcext:value-type="float">
            <text:p>1.1000000001E+015</text:p>
          </table:table-cell>
          <table:table-cell office:value-type="float" office:value="1.50130328887284E+030" calcext:value-type="float">
            <text:p>1.50130328887284E+030</text:p>
          </table:table-cell>
          <table:table-cell office:value-type="float" office:value="1.1117195033142E+033" calcext:value-type="float">
            <text:p>1.1117195033142E+033</text:p>
          </table:table-cell>
          <table:table-cell office:value-type="float" office:value="1.01639931044506E+034" calcext:value-type="float">
            <text:p>1.01639931044506E+034</text:p>
          </table:table-cell>
          <table:table-cell office:value-type="float" office:value="3.13436010991938E+034" calcext:value-type="float">
            <text:p>3.13436010991938E+034</text:p>
          </table:table-cell>
          <table:table-cell office:value-type="float" office:value="6.29281546483405E+034" calcext:value-type="float">
            <text:p>6.29281546483405E+034</text:p>
          </table:table-cell>
        </table:table-row>
        <table:table-row table:style-name="ro1">
          <table:table-cell office:value-type="float" office:value="1200000000100000" calcext:value-type="float">
            <text:p>1200000000100000</text:p>
          </table:table-cell>
          <table:table-cell office:value-type="float" office:value="5.86419125460952E+029" calcext:value-type="float">
            <text:p>5.86419125460952E+029</text:p>
          </table:table-cell>
          <table:table-cell office:value-type="float" office:value="7.91193593828815E+032" calcext:value-type="float">
            <text:p>7.91193593828815E+032</text:p>
          </table:table-cell>
          <table:table-cell office:value-type="float" office:value="8.8061215368322E+033" calcext:value-type="float">
            <text:p>8.8061215368322E+033</text:p>
          </table:table-cell>
          <table:table-cell office:value-type="float" office:value="2.98420590376698E+034" calcext:value-type="float">
            <text:p>2.98420590376698E+034</text:p>
          </table:table-cell>
          <table:table-cell office:value-type="float" office:value="6.32171349654494E+034" calcext:value-type="float">
            <text:p>6.32171349654494E+034</text:p>
          </table:table-cell>
        </table:table-row>
        <table:table-row table:style-name="ro1">
          <table:table-cell office:value-type="float" office:value="1300000000100000" calcext:value-type="float">
            <text:p>1300000000100000</text:p>
          </table:table-cell>
          <table:table-cell office:value-type="float" office:value="2.24320435871304E+029" calcext:value-type="float">
            <text:p>2.24320435871304E+029</text:p>
          </table:table-cell>
          <table:table-cell office:value-type="float" office:value="5.51582960007856E+032" calcext:value-type="float">
            <text:p>5.51582960007856E+032</text:p>
          </table:table-cell>
          <table:table-cell office:value-type="float" office:value="7.48193078311442E+033" calcext:value-type="float">
            <text:p>7.48193078311442E+033</text:p>
          </table:table-cell>
          <table:table-cell office:value-type="float" office:value="2.78975642999907E+034" calcext:value-type="float">
            <text:p>2.78975642999907E+034</text:p>
          </table:table-cell>
          <table:table-cell office:value-type="float" office:value="6.2420927112656E+034" calcext:value-type="float">
            <text:p>6.2420927112656E+034</text:p>
          </table:table-cell>
        </table:table-row>
        <table:table-row table:style-name="ro1">
          <table:table-cell office:value-type="float" office:value="1400000000100000" calcext:value-type="float">
            <text:p>1400000000100000</text:p>
          </table:table-cell>
          <table:table-cell office:value-type="float" office:value="8.42941435546922E+028" calcext:value-type="float">
            <text:p>8.42941435546922E+028</text:p>
          </table:table-cell>
          <table:table-cell office:value-type="float" office:value="3.77809064020199E+032" calcext:value-type="float">
            <text:p>3.77809064020199E+032</text:p>
          </table:table-cell>
          <table:table-cell office:value-type="float" office:value="6.25031992446124E+033" calcext:value-type="float">
            <text:p>6.25031992446124E+033</text:p>
          </table:table-cell>
          <table:table-cell office:value-type="float" office:value="2.56685413421544E+034" calcext:value-type="float">
            <text:p>2.56685413421544E+034</text:p>
          </table:table-cell>
          <table:table-cell office:value-type="float" office:value="6.07167265953497E+034" calcext:value-type="float">
            <text:p>6.07167265953497E+034</text:p>
          </table:table-cell>
        </table:table-row>
        <table:table-row table:style-name="ro1">
          <table:table-cell office:value-type="float" office:value="1500000000100000" calcext:value-type="float">
            <text:p>1500000000100000</text:p>
          </table:table-cell>
          <table:table-cell office:value-type="float" office:value="3.11933214005395E+028" calcext:value-type="float">
            <text:p>3.11933214005395E+028</text:p>
          </table:table-cell>
          <table:table-cell office:value-type="float" office:value="2.54862277265417E+032" calcext:value-type="float">
            <text:p>2.54862277265417E+032</text:p>
          </table:table-cell>
          <table:table-cell office:value-type="float" office:value="5.14503086570297E+033" calcext:value-type="float">
            <text:p>5.14503086570297E+033</text:p>
          </table:table-cell>
          <table:table-cell office:value-type="float" office:value="2.329053767312E+034" calcext:value-type="float">
            <text:p>2.329053767312E+034</text:p>
          </table:table-cell>
          <table:table-cell office:value-type="float" office:value="5.82852715586329E+034" calcext:value-type="float">
            <text:p>5.82852715586329E+034</text:p>
          </table:table-cell>
        </table:table-row>
        <table:table-row table:style-name="ro1">
          <table:table-cell office:value-type="float" office:value="1600000000100000" calcext:value-type="float">
            <text:p>1600000000100000</text:p>
          </table:table-cell>
          <table:table-cell office:value-type="float" office:value="1.13899639298703E+028" calcext:value-type="float">
            <text:p>1.13899639298703E+028</text:p>
          </table:table-cell>
          <table:table-cell office:value-type="float" office:value="1.69650446736875E+032" calcext:value-type="float">
            <text:p>1.69650446736875E+032</text:p>
          </table:table-cell>
          <table:table-cell office:value-type="float" office:value="4.18066184763464E+033" calcext:value-type="float">
            <text:p>4.18066184763464E+033</text:p>
          </table:table-cell>
          <table:table-cell office:value-type="float" office:value="2.08737695695893E+034" calcext:value-type="float">
            <text:p>2.08737695695893E+034</text:p>
          </table:table-cell>
          <table:table-cell office:value-type="float" office:value="5.53007670214173E+034" calcext:value-type="float">
            <text:p>5.53007670214173E+034</text:p>
          </table:table-cell>
        </table:table-row>
        <table:table-row table:style-name="ro1">
          <table:table-cell office:value-type="float" office:value="1.7000000001E+015" calcext:value-type="float">
            <text:p>1.7000000001E+015</text:p>
          </table:table-cell>
          <table:table-cell office:value-type="float" office:value="4.1103965843453E+027" calcext:value-type="float">
            <text:p>4.1103965843453E+027</text:p>
          </table:table-cell>
          <table:table-cell office:value-type="float" office:value="1.11613297519365E+032" calcext:value-type="float">
            <text:p>1.11613297519365E+032</text:p>
          </table:table-cell>
          <table:table-cell office:value-type="float" office:value="3.35830152475486E+033" calcext:value-type="float">
            <text:p>3.35830152475486E+033</text:p>
          </table:table-cell>
          <table:table-cell office:value-type="float" office:value="1.85034053830748E+034" calcext:value-type="float">
            <text:p>1.85034053830748E+034</text:p>
          </table:table-cell>
          <table:table-cell office:value-type="float" office:value="5.1923950407868E+034" calcext:value-type="float">
            <text:p>5.1923950407868E+034</text:p>
          </table:table-cell>
        </table:table-row>
        <table:table-row table:style-name="ro1">
          <table:table-cell office:value-type="float" office:value="1800000000100000" calcext:value-type="float">
            <text:p>1800000000100000</text:p>
          </table:table-cell>
          <table:table-cell office:value-type="float" office:value="1.46801008555019E+027" calcext:value-type="float">
            <text:p>1.46801008555019E+027</text:p>
          </table:table-cell>
          <table:table-cell office:value-type="float" office:value="7.26719393579568E+031" calcext:value-type="float">
            <text:p>7.26719393579568E+031</text:p>
          </table:table-cell>
          <table:table-cell office:value-type="float" office:value="2.67027837948467E+033" calcext:value-type="float">
            <text:p>2.67027837948467E+033</text:p>
          </table:table-cell>
          <table:table-cell office:value-type="float" office:value="1.62415996377147E+034" calcext:value-type="float">
            <text:p>1.62415996377147E+034</text:p>
          </table:table-cell>
          <table:table-cell office:value-type="float" office:value="4.82977944450758E+034" calcext:value-type="float">
            <text:p>4.82977944450758E+034</text:p>
          </table:table-cell>
        </table:table-row>
        <table:table-row table:style-name="ro1">
          <table:table-cell office:value-type="float" office:value="1900000000100000" calcext:value-type="float">
            <text:p>1900000000100000</text:p>
          </table:table-cell>
          <table:table-cell office:value-type="float" office:value="5.19453754024241E+026" calcext:value-type="float">
            <text:p>5.19453754024241E+026</text:p>
          </table:table-cell>
          <table:table-cell office:value-type="float" office:value="4.68806212179543E+031" calcext:value-type="float">
            <text:p>4.68806212179543E+031</text:p>
          </table:table-cell>
          <table:table-cell office:value-type="float" office:value="2.10386726891137E+033" calcext:value-type="float">
            <text:p>2.10386726891137E+033</text:p>
          </table:table-cell>
          <table:table-cell office:value-type="float" office:value="1.41304969771674E+034" calcext:value-type="float">
            <text:p>1.41304969771674E+034</text:p>
          </table:table-cell>
          <table:table-cell office:value-type="float" office:value="4.45453281888926E+034" calcext:value-type="float">
            <text:p>4.45453281888926E+034</text:p>
          </table:table-cell>
        </table:table-row>
        <table:table-row table:style-name="ro1">
          <table:table-cell office:value-type="float" office:value="2000000000100000" calcext:value-type="float">
            <text:p>2000000000100000</text:p>
          </table:table-cell>
          <table:table-cell office:value-type="float" office:value="1.82284875428734E+026" calcext:value-type="float">
            <text:p>1.82284875428734E+026</text:p>
          </table:table-cell>
          <table:table-cell office:value-type="float" office:value="2.99921535339251E+031" calcext:value-type="float">
            <text:p>2.99921535339251E+031</text:p>
          </table:table-cell>
          <table:table-cell office:value-type="float" office:value="1.64399741852949E+033" calcext:value-type="float">
            <text:p>1.64399741852949E+033</text:p>
          </table:table-cell>
          <table:table-cell office:value-type="float" office:value="1.21956287193172E+034" calcext:value-type="float">
            <text:p>1.21956287193172E+034</text:p>
          </table:table-cell>
          <table:table-cell office:value-type="float" office:value="4.07690811915439E+034" calcext:value-type="float">
            <text:p>4.07690811915439E+034</text:p>
          </table:table-cell>
        </table:table-row>
        <table:table-row table:style-name="ro1">
          <table:table-cell office:value-type="float" office:value="2100000000100000" calcext:value-type="float">
            <text:p>2100000000100000</text:p>
          </table:table-cell>
          <table:table-cell office:value-type="float" office:value="6.34882118756835E+025" calcext:value-type="float">
            <text:p>6.34882118756835E+025</text:p>
          </table:table-cell>
          <table:table-cell office:value-type="float" office:value="1.9044151922939E+031" calcext:value-type="float">
            <text:p>1.9044151922939E+031</text:p>
          </table:table-cell>
          <table:table-cell office:value-type="float" office:value="1.2751055912324E+033" calcext:value-type="float">
            <text:p>1.2751055912324E+033</text:p>
          </table:table-cell>
          <table:table-cell office:value-type="float" office:value="1.04493053517545E+034" calcext:value-type="float">
            <text:p>1.04493053517545E+034</text:p>
          </table:table-cell>
          <table:table-cell office:value-type="float" office:value="3.70517060524384E+034" calcext:value-type="float">
            <text:p>3.70517060524384E+034</text:p>
          </table:table-cell>
        </table:table-row>
        <table:table-row table:style-name="ro1">
          <table:table-cell office:value-type="float" office:value="2.2000000001E+015" calcext:value-type="float">
            <text:p>2.2000000001E+015</text:p>
          </table:table-cell>
          <table:table-cell office:value-type="float" office:value="2.19622998295896E+025" calcext:value-type="float">
            <text:p>2.19622998295896E+025</text:p>
          </table:table-cell>
          <table:table-cell office:value-type="float" office:value="1.20104263165577E+031" calcext:value-type="float">
            <text:p>1.20104263165577E+031</text:p>
          </table:table-cell>
          <table:table-cell office:value-type="float" office:value="9.82311392738204E+032" calcext:value-type="float">
            <text:p>9.82311392738204E+032</text:p>
          </table:table-cell>
          <table:table-cell office:value-type="float" office:value="8.89375602797501E+033" calcext:value-type="float">
            <text:p>8.89375602797501E+033</text:p>
          </table:table-cell>
          <table:table-cell office:value-type="float" office:value="3.34573990177587E+034" calcext:value-type="float">
            <text:p>3.34573990177587E+034</text:p>
          </table:table-cell>
        </table:table-row>
        <table:table-row table:style-name="ro1">
          <table:table-cell office:value-type="float" office:value="2300000000100000" calcext:value-type="float">
            <text:p>2300000000100000</text:p>
          </table:table-cell>
          <table:table-cell office:value-type="float" office:value="7.55036321811683E+024" calcext:value-type="float">
            <text:p>7.55036321811683E+024</text:p>
          </table:table-cell>
          <table:table-cell office:value-type="float" office:value="7.52767414877518E+030" calcext:value-type="float">
            <text:p>7.52767414877518E+030</text:p>
          </table:table-cell>
          <table:table-cell office:value-type="float" office:value="7.52086982810357E+032" calcext:value-type="float">
            <text:p>7.52086982810357E+032</text:p>
          </table:table-cell>
          <table:table-cell office:value-type="float" office:value="7.5238790995688E+033" calcext:value-type="float">
            <text:p>7.5238790995688E+033</text:p>
          </table:table-cell>
          <table:table-cell office:value-type="float" office:value="3.0033807622517E+034" calcext:value-type="float">
            <text:p>3.0033807622517E+034</text:p>
          </table:table-cell>
        </table:table-row>
        <table:table-row table:style-name="ro1">
          <table:table-cell office:value-type="float" office:value="2400000000100000" calcext:value-type="float">
            <text:p>2400000000100000</text:p>
          </table:table-cell>
          <table:table-cell office:value-type="float" office:value="2.58102745283801E+024" calcext:value-type="float">
            <text:p>2.58102745283801E+024</text:p>
          </table:table-cell>
          <table:table-cell office:value-type="float" office:value="4.69135300591856E+030" calcext:value-type="float">
            <text:p>4.69135300591856E+030</text:p>
          </table:table-cell>
          <table:table-cell office:value-type="float" office:value="5.72570257815791E+032" calcext:value-type="float">
            <text:p>5.72570257815791E+032</text:p>
          </table:table-cell>
          <table:table-cell office:value-type="float" office:value="6.32954875174133E+033" calcext:value-type="float">
            <text:p>6.32954875174133E+033</text:p>
          </table:table-cell>
          <table:table-cell office:value-type="float" office:value="2.6814181922372E+034" calcext:value-type="float">
            <text:p>2.6814181922372E+034</text:p>
          </table:table-cell>
        </table:table-row>
        <table:table-row table:style-name="ro1">
          <table:table-cell office:value-type="float" office:value="2500000000100000" calcext:value-type="float">
            <text:p>2500000000100000</text:p>
          </table:table-cell>
          <table:table-cell office:value-type="float" office:value="8.77714932972532E+023" calcext:value-type="float">
            <text:p>8.77714932972532E+023</text:p>
          </table:table-cell>
          <table:table-cell office:value-type="float" office:value="2.90851687164481E+030" calcext:value-type="float">
            <text:p>2.90851687164481E+030</text:p>
          </table:table-cell>
          <table:table-cell office:value-type="float" office:value="4.33640981703808E+032" calcext:value-type="float">
            <text:p>4.33640981703808E+032</text:p>
          </table:table-cell>
          <table:table-cell office:value-type="float" office:value="5.29747702204915E+033" calcext:value-type="float">
            <text:p>5.29747702204915E+033</text:p>
          </table:table-cell>
          <table:table-cell office:value-type="float" office:value="2.38195873431359E+034" calcext:value-type="float">
            <text:p>2.38195873431359E+034</text:p>
          </table:table-cell>
        </table:table-row>
        <table:table-row table:style-name="ro1">
          <table:table-cell office:value-type="float" office:value="2600000000100000" calcext:value-type="float">
            <text:p>2600000000100000</text:p>
          </table:table-cell>
          <table:table-cell office:value-type="float" office:value="2.97048981518219E+023" calcext:value-type="float">
            <text:p>2.97048981518219E+023</text:p>
          </table:table-cell>
          <table:table-cell office:value-type="float" office:value="1.79456348784108E+030" calcext:value-type="float">
            <text:p>1.79456348784108E+030</text:p>
          </table:table-cell>
          <table:table-cell office:value-type="float" office:value="3.26850191942032E+032" calcext:value-type="float">
            <text:p>3.26850191942032E+032</text:p>
          </table:table-cell>
          <table:table-cell office:value-type="float" office:value="4.41266368087923E+033" calcext:value-type="float">
            <text:p>4.41266368087923E+033</text:p>
          </table:table-cell>
          <table:table-cell office:value-type="float" office:value="2.106105024291E+034" calcext:value-type="float">
            <text:p>2.106105024291E+034</text:p>
          </table:table-cell>
        </table:table-row>
        <table:table-row table:style-name="ro1">
          <table:table-cell office:value-type="float" office:value="2700000000100000" calcext:value-type="float">
            <text:p>2700000000100000</text:p>
          </table:table-cell>
          <table:table-cell office:value-type="float" office:value="1.00086125824599E+023" calcext:value-type="float">
            <text:p>1.00086125824599E+023</text:p>
          </table:table-cell>
          <table:table-cell office:value-type="float" office:value="1.10234446224255E+030" calcext:value-type="float">
            <text:p>1.10234446224255E+030</text:p>
          </table:table-cell>
          <table:table-cell office:value-type="float" office:value="2.45267795368577E+032" calcext:value-type="float">
            <text:p>2.45267795368577E+032</text:p>
          </table:table-cell>
          <table:table-cell office:value-type="float" office:value="3.65948414591986E+033" calcext:value-type="float">
            <text:p>3.65948414591986E+033</text:p>
          </table:table-cell>
          <table:table-cell office:value-type="float" office:value="1.85415510715516E+034" calcext:value-type="float">
            <text:p>1.85415510715516E+034</text:p>
          </table:table-cell>
        </table:table-row>
        <table:table-row table:style-name="ro1">
          <table:table-cell office:value-type="float" office:value="2800000000100000" calcext:value-type="float">
            <text:p>2800000000100000</text:p>
          </table:table-cell>
          <table:table-cell office:value-type="float" office:value="3.3583908869021E+022" calcext:value-type="float">
            <text:p>3.3583908869021E+022</text:p>
          </table:table-cell>
          <table:table-cell office:value-type="float" office:value="6.74353148770264E+029" calcext:value-type="float">
            <text:p>6.74353148770264E+029</text:p>
          </table:table-cell>
          <table:table-cell office:value-type="float" office:value="1.83292750609529E+032" calcext:value-type="float">
            <text:p>1.83292750609529E+032</text:p>
          </table:table-cell>
          <table:table-cell office:value-type="float" office:value="3.02247251274552E+033" calcext:value-type="float">
            <text:p>3.02247251274552E+033</text:p>
          </table:table-cell>
          <table:table-cell office:value-type="float" office:value="1.62578146818962E+034" calcext:value-type="float">
            <text:p>1.62578146818962E+034</text:p>
          </table:table-cell>
        </table:table-row>
        <table:table-row table:style-name="ro1">
          <table:table-cell office:value-type="float" office:value="2900000000100000" calcext:value-type="float">
            <text:p>2900000000100000</text:p>
          </table:table-cell>
          <table:table-cell office:value-type="float" office:value="1.12260172424677E+022" calcext:value-type="float">
            <text:p>1.12260172424677E+022</text:p>
          </table:table-cell>
          <table:table-cell office:value-type="float" office:value="4.1095527637838E+029" calcext:value-type="float">
            <text:p>4.1095527637838E+029</text:p>
          </table:table-cell>
          <table:table-cell office:value-type="float" office:value="1.36454575550264E+032" calcext:value-type="float">
            <text:p>1.36454575550264E+032</text:p>
          </table:table-cell>
          <table:table-cell office:value-type="float" office:value="2.48685667538391E+033" calcext:value-type="float">
            <text:p>2.48685667538391E+033</text:p>
          </table:table-cell>
          <table:table-cell office:value-type="float" office:value="1.42018736883356E+034" calcext:value-type="float">
            <text:p>1.42018736883356E+034</text:p>
          </table:table-cell>
        </table:table-row>
        <table:table-row table:style-name="ro1">
          <table:table-cell office:value-type="float" office:value="3000000000100000" calcext:value-type="float">
            <text:p>3000000000100000</text:p>
          </table:table-cell>
          <table:table-cell office:value-type="float" office:value="3.73912546412351E+021" calcext:value-type="float">
            <text:p>3.73912546412351E+021</text:p>
          </table:table-cell>
          <table:table-cell office:value-type="float" office:value="2.49546571329225E+029" calcext:value-type="float">
            <text:p>2.49546571329225E+029</text:p>
          </table:table-cell>
          <table:table-cell office:value-type="float" office:value="1.012235181922E+032" calcext:value-type="float">
            <text:p>1.012235181922E+032</text:p>
          </table:table-cell>
          <table:table-cell office:value-type="float" office:value="2.03889821853174E+033" calcext:value-type="float">
            <text:p>2.03889821853174E+033</text:p>
          </table:table-cell>
          <table:table-cell office:value-type="float" office:value="1.23623999061787E+034" calcext:value-type="float">
            <text:p>1.23623999061787E+034</text:p>
          </table:table-cell>
        </table:table-row>
        <table:table-row table:style-name="ro1">
          <table:table-cell office:value-type="float" office:value="3100000000100000" calcext:value-type="float">
            <text:p>3100000000100000</text:p>
          </table:table-cell>
          <table:table-cell office:value-type="float" office:value="1.24126902419856E+021" calcext:value-type="float">
            <text:p>1.24126902419856E+021</text:p>
          </table:table-cell>
          <table:table-cell office:value-type="float" office:value="1.5102894993267E+029" calcext:value-type="float">
            <text:p>1.5102894993267E+029</text:p>
          </table:table-cell>
          <table:table-cell office:value-type="float" office:value="7.48387850622286E+031" calcext:value-type="float">
            <text:p>7.48387850622286E+031</text:p>
          </table:table-cell>
          <table:table-cell office:value-type="float" office:value="1.66608330989522E+033" calcext:value-type="float">
            <text:p>1.66608330989522E+033</text:p>
          </table:table-cell>
          <table:table-cell office:value-type="float" office:value="1.07258120825257E+034" calcext:value-type="float">
            <text:p>1.07258120825257E+034</text:p>
          </table:table-cell>
        </table:table-row>
        <table:table-row table:style-name="ro1">
          <table:table-cell office:value-type="float" office:value="3200000000100000" calcext:value-type="float">
            <text:p>3200000000100000</text:p>
          </table:table-cell>
          <table:table-cell office:value-type="float" office:value="4.1077625737121E+020" calcext:value-type="float">
            <text:p>4.1077625737121E+020</text:p>
          </table:table-cell>
          <table:table-cell office:value-type="float" office:value="9.11197114851413E+028" calcext:value-type="float">
            <text:p>9.11197114851413E+028</text:p>
          </table:table-cell>
          <table:table-cell office:value-type="float" office:value="5.51589324989948E+031" calcext:value-type="float">
            <text:p>5.51589324989948E+031</text:p>
          </table:table-cell>
          <table:table-cell office:value-type="float" office:value="1.35720357417532E+033" calcext:value-type="float">
            <text:p>1.35720357417532E+033</text:p>
          </table:table-cell>
          <table:table-cell office:value-type="float" office:value="9.27717656360968E+033" calcext:value-type="float">
            <text:p>9.27717656360968E+033</text:p>
          </table:table-cell>
        </table:table-row>
        <table:table-row table:style-name="ro1">
          <table:table-cell office:value-type="float" office:value="3300000000100000" calcext:value-type="float">
            <text:p>3300000000100000</text:p>
          </table:table-cell>
          <table:table-cell office:value-type="float" office:value="1.35541341862671E+020" calcext:value-type="float">
            <text:p>1.35541341862671E+020</text:p>
          </table:table-cell>
          <table:table-cell office:value-type="float" office:value="5.48140006982783E+028" calcext:value-type="float">
            <text:p>5.48140006982783E+028</text:p>
          </table:table-cell>
          <table:table-cell office:value-type="float" office:value="4.05351888246542E+031" calcext:value-type="float">
            <text:p>4.05351888246542E+031</text:p>
          </table:table-cell>
          <table:table-cell office:value-type="float" office:value="1.10235875602076E+033" calcext:value-type="float">
            <text:p>1.10235875602076E+033</text:p>
          </table:table-cell>
          <table:table-cell office:value-type="float" office:value="8.00092234172971E+033" calcext:value-type="float">
            <text:p>8.00092234172971E+033</text:p>
          </table:table-cell>
        </table:table-row>
        <table:table-row table:style-name="ro1">
          <table:table-cell office:value-type="float" office:value="3400000000100000" calcext:value-type="float">
            <text:p>3400000000100000</text:p>
          </table:table-cell>
          <table:table-cell office:value-type="float" office:value="4.46006589110206E+019" calcext:value-type="float">
            <text:p>4.46006589110206E+019</text:p>
          </table:table-cell>
          <table:table-cell office:value-type="float" office:value="3.28831726916088E+028" calcext:value-type="float">
            <text:p>3.28831726916088E+028</text:p>
          </table:table-cell>
          <table:table-cell office:value-type="float" office:value="2.97065162483932E+031" calcext:value-type="float">
            <text:p>2.97065162483932E+031</text:p>
          </table:table-cell>
          <table:table-cell office:value-type="float" office:value="8.92906380344256E+032" calcext:value-type="float">
            <text:p>8.92906380344256E+032</text:p>
          </table:table-cell>
          <table:table-cell office:value-type="float" office:value="6.88139404130532E+033" calcext:value-type="float">
            <text:p>6.88139404130532E+033</text:p>
          </table:table-cell>
        </table:table-row>
        <table:table-row table:style-name="ro1">
          <table:table-cell office:value-type="float" office:value="3500000000100000" calcext:value-type="float">
            <text:p>3500000000100000</text:p>
          </table:table-cell>
          <table:table-cell office:value-type="float" office:value="1.46380497637668E+019" calcext:value-type="float">
            <text:p>1.46380497637668E+019</text:p>
          </table:table-cell>
          <table:table-cell office:value-type="float" office:value="1.96756177265312E+028" calcext:value-type="float">
            <text:p>1.96756177265312E+028</text:p>
          </table:table-cell>
          <table:table-cell office:value-type="float" office:value="2.17141975495738E+031" calcext:value-type="float">
            <text:p>2.17141975495738E+031</text:p>
          </table:table-cell>
          <table:table-cell office:value-type="float" office:value="7.21377844824469E+032" calcext:value-type="float">
            <text:p>7.21377844824469E+032</text:p>
          </table:table-cell>
          <table:table-cell office:value-type="float" office:value="5.90326662668418E+033" calcext:value-type="float">
            <text:p>5.90326662668418E+033</text:p>
          </table:table-cell>
        </table:table-row>
        <table:table-row table:style-name="ro1">
          <table:table-cell office:value-type="float" office:value="3600000000100000" calcext:value-type="float">
            <text:p>3600000000100000</text:p>
          </table:table-cell>
          <table:table-cell office:value-type="float" office:value="4.79248928992654E+018" calcext:value-type="float">
            <text:p>4.79248928992654E+018</text:p>
          </table:table-cell>
          <table:table-cell office:value-type="float" office:value="1.17440806904756E+028" calcext:value-type="float">
            <text:p>1.17440806904756E+028</text:p>
          </table:table-cell>
          <table:table-cell office:value-type="float" office:value="1.5833316397485E+031" calcext:value-type="float">
            <text:p>1.5833316397485E+031</text:p>
          </table:table-cell>
          <table:table-cell office:value-type="float" office:value="5.8137551498978E+032" calcext:value-type="float">
            <text:p>5.8137551498978E+032</text:p>
          </table:table-cell>
          <table:table-cell office:value-type="float" office:value="5.05184457226681E+033" calcext:value-type="float">
            <text:p>5.05184457226681E+033</text:p>
          </table:table-cell>
        </table:table-row>
        <table:table-row table:style-name="ro1">
          <table:table-cell office:value-type="float" office:value="3700000000100000" calcext:value-type="float">
            <text:p>3700000000100000</text:p>
          </table:table-cell>
          <table:table-cell office:value-type="float" office:value="1.56542903034575E+018" calcext:value-type="float">
            <text:p>1.56542903034575E+018</text:p>
          </table:table-cell>
          <table:table-cell office:value-type="float" office:value="6.99365134455351E+027" calcext:value-type="float">
            <text:p>6.99365134455351E+027</text:p>
          </table:table-cell>
          <table:table-cell office:value-type="float" office:value="1.1518457801955E+031" calcext:value-type="float">
            <text:p>1.1518457801955E+031</text:p>
          </table:table-cell>
          <table:table-cell office:value-type="float" office:value="4.67461417972212E+032" calcext:value-type="float">
            <text:p>4.67461417972212E+032</text:p>
          </table:table-cell>
          <table:table-cell office:value-type="float" office:value="4.31326641199373E+033" calcext:value-type="float">
            <text:p>4.31326641199373E+033</text:p>
          </table:table-cell>
        </table:table-row>
        <table:table-row table:style-name="ro1">
          <table:table-cell office:value-type="float" office:value="3800000000100000" calcext:value-type="float">
            <text:p>3800000000100000</text:p>
          </table:table-cell>
          <table:table-cell office:value-type="float" office:value="5.10215400729356E+017" calcext:value-type="float">
            <text:p>5.10215400729356E+017</text:p>
          </table:table-cell>
          <table:table-cell office:value-type="float" office:value="4.15563003436149E+027" calcext:value-type="float">
            <text:p>4.15563003436149E+027</text:p>
          </table:table-cell>
          <table:table-cell office:value-type="float" office:value="8.36112573831531E+030" calcext:value-type="float">
            <text:p>8.36112573831531E+030</text:p>
          </table:table-cell>
          <table:table-cell office:value-type="float" office:value="3.75044969826642E+032" calcext:value-type="float">
            <text:p>3.75044969826642E+032</text:p>
          </table:table-cell>
          <table:table-cell office:value-type="float" office:value="3.67463334035535E+033" calcext:value-type="float">
            <text:p>3.67463334035535E+033</text:p>
          </table:table-cell>
        </table:table-row>
        <table:table-row table:style-name="ro1">
          <table:table-cell office:value-type="float" office:value="3900000000100000" calcext:value-type="float">
            <text:p>3900000000100000</text:p>
          </table:table-cell>
          <table:table-cell office:value-type="float" office:value="1.65947669322164E+017" calcext:value-type="float">
            <text:p>1.65947669322164E+017</text:p>
          </table:table-cell>
          <table:table-cell office:value-type="float" office:value="2.46415027125532E+027" calcext:value-type="float">
            <text:p>2.46415027125532E+027</text:p>
          </table:table-cell>
          <table:table-cell office:value-type="float" office:value="6.05665177244311E+030" calcext:value-type="float">
            <text:p>6.05665177244311E+030</text:p>
          </table:table-cell>
          <table:table-cell office:value-type="float" office:value="3.00274718594444E+032" calcext:value-type="float">
            <text:p>3.00274718594444E+032</text:p>
          </table:table-cell>
          <table:table-cell office:value-type="float" office:value="3.12407812918007E+033" calcext:value-type="float">
            <text:p>3.12407812918007E+033</text:p>
          </table:table-cell>
        </table:table-row>
        <table:table-row table:style-name="ro1">
          <table:table-cell office:value-type="float" office:value="4000000000100000" calcext:value-type="float">
            <text:p>4000000000100000</text:p>
          </table:table-cell>
          <table:table-cell office:value-type="float" office:value="5.38681266680888E+016" calcext:value-type="float">
            <text:p>5.38681266680888E+016</text:p>
          </table:table-cell>
          <table:table-cell office:value-type="float" office:value="1.45827900419626E+027" calcext:value-type="float">
            <text:p>1.45827900419626E+027</text:p>
          </table:table-cell>
          <table:table-cell office:value-type="float" office:value="4.37868383566612E+030" calcext:value-type="float">
            <text:p>4.37868383566612E+030</text:p>
          </table:table-cell>
          <table:table-cell office:value-type="float" office:value="2.39937228325453E+032" calcext:value-type="float">
            <text:p>2.39937228325453E+032</text:p>
          </table:table-cell>
          <table:table-cell office:value-type="float" office:value="2.65078823092066E+033" calcext:value-type="float">
            <text:p>2.65078823092066E+033</text:p>
          </table:table-cell>
        </table:table-row>
        <table:table-row table:style-name="ro1">
          <table:table-cell office:value-type="float" office:value="4.1000000001E+015" calcext:value-type="float">
            <text:p>4.1000000001E+015</text:p>
          </table:table-cell>
          <table:table-cell office:value-type="float" office:value="1.7453319194609E+016" calcext:value-type="float">
            <text:p>1.7453319194609E+016</text:p>
          </table:table-cell>
          <table:table-cell office:value-type="float" office:value="8.61389354915551E+026" calcext:value-type="float">
            <text:p>8.61389354915551E+026</text:p>
          </table:table-cell>
          <table:table-cell office:value-type="float" office:value="3.15965760040476E+030" calcext:value-type="float">
            <text:p>3.15965760040476E+030</text:p>
          </table:table-cell>
          <table:table-cell office:value-type="float" office:value="1.91364859052027E+032" calcext:value-type="float">
            <text:p>1.91364859052027E+032</text:p>
          </table:table-cell>
          <table:table-cell office:value-type="float" office:value="2.24499467492262E+033" calcext:value-type="float">
            <text:p>2.24499467492262E+033</text:p>
          </table:table-cell>
        </table:table-row>
        <table:table-row table:style-name="ro1">
          <table:table-cell office:value-type="float" office:value="4200000000100000" calcext:value-type="float">
            <text:p>4200000000100000</text:p>
          </table:table-cell>
          <table:table-cell office:value-type="float" office:value="5644804364049310" calcext:value-type="float">
            <text:p>5644804364049310</text:p>
          </table:table-cell>
          <table:table-cell office:value-type="float" office:value="5.07905695274209E+026" calcext:value-type="float">
            <text:p>5.07905695274209E+026</text:p>
          </table:table-cell>
          <table:table-cell office:value-type="float" office:value="2.27594187747396E+030" calcext:value-type="float">
            <text:p>2.27594187747396E+030</text:p>
          </table:table-cell>
          <table:table-cell office:value-type="float" office:value="1.52353215418377E+032" calcext:value-type="float">
            <text:p>1.52353215418377E+032</text:p>
          </table:table-cell>
          <table:table-cell office:value-type="float" office:value="1.89793629637E+033" calcext:value-type="float">
            <text:p>1.89793629637E+033</text:p>
          </table:table-cell>
        </table:table-row>
        <table:table-row table:style-name="ro1">
          <table:table-cell office:value-type="float" office:value="4300000000100000" calcext:value-type="float">
            <text:p>4300000000100000</text:p>
          </table:table-cell>
          <table:table-cell office:value-type="float" office:value="1822556300275020" calcext:value-type="float">
            <text:p>1822556300275020</text:p>
          </table:table-cell>
          <table:table-cell office:value-type="float" office:value="2.98970170764459E+026" calcext:value-type="float">
            <text:p>2.98970170764459E+026</text:p>
          </table:table-cell>
          <table:table-cell office:value-type="float" office:value="1.63660362776771E+030" calcext:value-type="float">
            <text:p>1.63660362776771E+030</text:p>
          </table:table-cell>
          <table:table-cell office:value-type="float" office:value="1.21088356612887E+032" calcext:value-type="float">
            <text:p>1.21088356612887E+032</text:p>
          </table:table-cell>
          <table:table-cell office:value-type="float" office:value="1.60180700249046E+033" calcext:value-type="float">
            <text:p>1.60180700249046E+033</text:p>
          </table:table-cell>
        </table:table-row>
        <table:table-row table:style-name="ro1">
          <table:table-cell office:value-type="float" office:value="4.4000000001E+015" calcext:value-type="float">
            <text:p>4.4000000001E+015</text:p>
          </table:table-cell>
          <table:table-cell office:value-type="float" office:value="587500415551470" calcext:value-type="float">
            <text:p>587500415551470</text:p>
          </table:table-cell>
          <table:table-cell office:value-type="float" office:value="1.75698398730253E+026" calcext:value-type="float">
            <text:p>1.75698398730253E+026</text:p>
          </table:table-cell>
          <table:table-cell office:value-type="float" office:value="1.17495442613961E+030" calcext:value-type="float">
            <text:p>1.17495442613961E+030</text:p>
          </table:table-cell>
          <table:table-cell office:value-type="float" office:value="9.60834105547617E+031" calcext:value-type="float">
            <text:p>9.60834105547617E+031</text:p>
          </table:table-cell>
          <table:table-cell office:value-type="float" office:value="1.34969218764616E+033" calcext:value-type="float">
            <text:p>1.34969218764616E+033</text:p>
          </table:table-cell>
        </table:table-row>
        <table:table-row table:style-name="ro1">
          <table:table-cell office:value-type="float" office:value="4500000000100000" calcext:value-type="float">
            <text:p>4500000000100000</text:p>
          </table:table-cell>
          <table:table-cell office:value-type="float" office:value="189087252954377" calcext:value-type="float">
            <text:p>189087252954377</text:p>
          </table:table-cell>
          <table:table-cell office:value-type="float" office:value="1.0309428633186E+026" calcext:value-type="float">
            <text:p>1.0309428633186E+026</text:p>
          </table:table-cell>
          <table:table-cell office:value-type="float" office:value="8.42219678376654E+029" calcext:value-type="float">
            <text:p>8.42219678376654E+029</text:p>
          </table:table-cell>
          <table:table-cell office:value-type="float" office:value="7.61239572664482E+031" calcext:value-type="float">
            <text:p>7.61239572664482E+031</text:p>
          </table:table-cell>
          <table:table-cell office:value-type="float" office:value="1.13549905276368E+033" calcext:value-type="float">
            <text:p>1.13549905276368E+033</text:p>
          </table:table-cell>
        </table:table-row>
        <table:table-row table:style-name="ro1">
          <table:table-cell office:value-type="float" office:value="4600000000100000" calcext:value-type="float">
            <text:p>4600000000100000</text:p>
          </table:table-cell>
          <table:table-cell office:value-type="float" office:value="60767695758228.3" calcext:value-type="float">
            <text:p>60767695758228.3</text:p>
          </table:table-cell>
          <table:table-cell office:value-type="float" office:value="6.04029057772701E+025" calcext:value-type="float">
            <text:p>6.04029057772701E+025</text:p>
          </table:table-cell>
          <table:table-cell office:value-type="float" office:value="6.0281797004751E+029" calcext:value-type="float">
            <text:p>6.0281797004751E+029</text:p>
          </table:table-cell>
          <table:table-cell office:value-type="float" office:value="6.02213932043569E+031" calcext:value-type="float">
            <text:p>6.02213932043569E+031</text:p>
          </table:table-cell>
          <table:table-cell office:value-type="float" office:value="9.538844498379E+032" calcext:value-type="float">
            <text:p>9.538844498379E+032</text:p>
          </table:table-cell>
        </table:table-row>
        <table:table-row table:style-name="ro1">
          <table:table-cell office:value-type="float" office:value="4700000000100000" calcext:value-type="float">
            <text:p>4700000000100000</text:p>
          </table:table-cell>
          <table:table-cell office:value-type="float" office:value="19501472726339.4" calcext:value-type="float">
            <text:p>19501472726339.4</text:p>
          </table:table-cell>
          <table:table-cell office:value-type="float" office:value="3.53398898520144E+025" calcext:value-type="float">
            <text:p>3.53398898520144E+025</text:p>
          </table:table-cell>
          <table:table-cell office:value-type="float" office:value="4.30854984572128E+029" calcext:value-type="float">
            <text:p>4.30854984572128E+029</text:p>
          </table:table-cell>
          <table:table-cell office:value-type="float" office:value="4.75734234483246E+031" calcext:value-type="float">
            <text:p>4.75734234483246E+031</text:p>
          </table:table-cell>
          <table:table-cell office:value-type="float" office:value="8.00182938032315E+032" calcext:value-type="float">
            <text:p>8.00182938032315E+032</text:p>
          </table:table-cell>
        </table:table-row>
        <table:table-row table:style-name="ro1">
          <table:table-cell office:value-type="float" office:value="4800000000100000" calcext:value-type="float">
            <text:p>4800000000100000</text:p>
          </table:table-cell>
          <table:table-cell office:value-type="float" office:value="6249886216458.62" calcext:value-type="float">
            <text:p>6249886216458.62</text:p>
          </table:table-cell>
          <table:table-cell office:value-type="float" office:value="2.06482196338138E+025" calcext:value-type="float">
            <text:p>2.06482196338138E+025</text:p>
          </table:table-cell>
          <table:table-cell office:value-type="float" office:value="3.07529026314303E+029" calcext:value-type="float">
            <text:p>3.07529026314303E+029</text:p>
          </table:table-cell>
          <table:table-cell office:value-type="float" office:value="3.75308240562723E+031" calcext:value-type="float">
            <text:p>3.75308240562723E+031</text:p>
          </table:table-cell>
          <table:table-cell office:value-type="float" office:value="6.7033698068948E+032" calcext:value-type="float">
            <text:p>6.7033698068948E+032</text:p>
          </table:table-cell>
        </table:table-row>
        <table:table-row table:style-name="ro1">
          <table:table-cell office:value-type="float" office:value="4900000000100000" calcext:value-type="float">
            <text:p>4900000000100000</text:p>
          </table:table-cell>
          <table:table-cell office:value-type="float" office:value="2000374000447.15" calcext:value-type="float">
            <text:p>2000374000447.15</text:p>
          </table:table-cell>
          <table:table-cell office:value-type="float" office:value="1.20485399034391E+025" calcext:value-type="float">
            <text:p>1.20485399034391E+025</text:p>
          </table:table-cell>
          <table:table-cell office:value-type="float" office:value="2.19217638312081E+029" calcext:value-type="float">
            <text:p>2.19217638312081E+029</text:p>
          </table:table-cell>
          <table:table-cell office:value-type="float" office:value="2.95696515515965E+031" calcext:value-type="float">
            <text:p>2.95696515515965E+031</text:p>
          </table:table-cell>
          <table:table-cell office:value-type="float" office:value="5.6083060839913E+032" calcext:value-type="float">
            <text:p>5.6083060839913E+03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2" table:number-rows-repeated="6">
          <table:table-cell table:number-columns-repeated="6"/>
        </table:table-row>
        <table:table-row table:style-name="ro1" table:number-rows-repeated="2">
          <table:table-cell table:number-columns-repeated="6"/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  <table:table-row table:style-name="ro2">
          <table:table-cell/>
        </table:table-row>
        <table:table-row table:style-name="ro1">
          <table:table-cell/>
        </table:table-row>
        <table:table-row table:style-name="ro2" table:number-rows-repeated="9">
          <table:table-cell/>
        </table:table-row>
        <table:table-row table:style-name="ro1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IPAex明朝" style:font-family-generic="roman" style:font-pitch="variable" fo:font-size="12pt" fo:language="en" fo:country="US" style:letter-kerning="true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3">0000/00/00</text:date>, <text:time style:data-style-name="N2" text:time-value="00:59:21.7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3T01:06:07.413000000</dc:date>
    <meta:generator>LibreOffice/5.4.3.2$Windows_X86_64 LibreOffice_project/92a7159f7e4af62137622921e809f8546db437e5</meta:generator>
    <meta:editing-duration>PT31M35S</meta:editing-duration>
    <meta:editing-cycles>9</meta:editing-cycles>
    <meta:document-statistic meta:table-count="2" meta:cell-count="3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family="IPAexゴシック" style:font-style-name="Regular" fo:font-size="16pt" fo:language="af" fo:country="NA" style:font-family-asian="IPAexゴシック" style:font-style-name-asian="Regular" style:font-size-asian="16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1.086cm"/>
    </style:style>
    <style:style style:name="P1" style:family="paragraph">
      <loext:graphic-properties draw:fill="none" draw:fill-color="#ffffff"/>
    </style:style>
  </office:automatic-styles>
  <office:body>
    <office:chart>
      <chart:chart svg:width="27.778cm" svg:height="13.264cm" xlink:href=".." xlink:type="simple" chart:class="chart:scatter" chart:column-mapping="5 4 3 2 1" chart:style-name="ch1">
        <chart:legend svg:x="19.622cm" svg:y="3.157cm" style:legend-expansion="custom" chartooo:width="4.343cm" chartooo:height="5.155cm" style:legend-expansion-aspect-ratio="0.842483026188167" chart:style-name="ch2"/>
        <chart:plot-area chart:style-name="ch3" table:cell-range-address="Sheet1.A2:Sheet1.B51 Sheet1.C1:Sheet1.F51 Sheet1.B1:Sheet1.B1" chart:data-source-has-labels="row" svg:x="1.678cm" svg:y="0cm" svg:width="26.098cm" svg:height="11.231cm">
          <chartooo:coordinate-region svg:x="1.678cm" svg:y="0cm" svg:width="26.098cm" svg:height="11.2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51" chart:label-cell-address="Sheet1.F1:Sheet1.F1" chart:class="chart:scatter">
            <chart:domain table:cell-range-address="Sheet1.A2:Sheet1.A51"/>
            <chart:data-point chart:repeated="50"/>
          </chart:series>
          <chart:series chart:style-name="ch7" chart:values-cell-range-address="Sheet1.E2:Sheet1.E51" chart:label-cell-address="Sheet1.E1:Sheet1.E1" chart:class="chart:scatter">
            <chart:data-point chart:repeated="50"/>
          </chart:series>
          <chart:series chart:style-name="ch8" chart:values-cell-range-address="Sheet1.D2:Sheet1.D51" chart:label-cell-address="Sheet1.D1:Sheet1.D1" chart:class="chart:scatter">
            <chart:data-point chart:repeated="50"/>
          </chart:series>
          <chart:series chart:style-name="ch9" chart:values-cell-range-address="Sheet1.C2:Sheet1.C51" chart:label-cell-address="Sheet1.C1:Sheet1.C1" chart:class="chart:scatter">
            <chart:data-point chart:repeated="50"/>
          </chart:series>
          <chart:series chart:style-name="ch10" chart:values-cell-range-address="Sheet1.B2:Sheet1.B51" chart:label-cell-address="Sheet1.B1:Sheet1.B1" chart:class="chart:scatter">
            <chart:data-point chart:repeated="50"/>
          </chart:series>
          <chart:wall chart:style-name="ch11"/>
          <chart:floor chart:style-name="ch12"/>
        </chart:plot-area>
        <draw:frame draw:style-name="gr1" draw:text-style-name="P1" svg:width="4.479cm" svg:height="1.086cm" draw:transform="rotate (1.5707963267949) translate (0.592cm 7.753cm)">
          <draw:text-box>
            <text:p>輻射の強さ</text:p>
          </draw:text-box>
        </draw:frame>
        <draw:frame draw:style-name="gr1" draw:text-style-name="P1" svg:width="2.896cm" svg:height="1.086cm" svg:x="11.9cm" svg:y="11.479cm">
          <draw:text-box>
            <text:p>振動数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20000[K]</text:p>
                <draw:g>
                  <svg:desc>Sheet1.F1:Sheet1.F1</svg:desc>
                </draw:g>
              </table:table-cell>
              <table:table-cell office:value-type="string">
                <text:p>16000]K]</text:p>
                <draw:g>
                  <svg:desc>Sheet1.E1:Sheet1.E1</svg:desc>
                </draw:g>
              </table:table-cell>
              <table:table-cell office:value-type="string">
                <text:p>12000[K]</text:p>
                <draw:g>
                  <svg:desc>Sheet1.D1:Sheet1.D1</svg:desc>
                </draw:g>
              </table:table-cell>
              <table:table-cell office:value-type="string">
                <text:p>8000[K]</text:p>
                <draw:g>
                  <svg:desc>Sheet1.C1:Sheet1.C1</svg:desc>
                </draw:g>
              </table:table-cell>
              <table:table-cell office:value-type="string">
                <text:p>4000[K]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1.A2:Sheet1.A51</svg:desc>
                </draw:g>
              </table:table-cell>
              <table:table-cell office:value-type="float" office:value="2567822112958050">
                <text:p>2567822112958050</text:p>
                <draw:g>
                  <svg:desc>Sheet1.F2:Sheet1.F51</svg:desc>
                </draw:g>
              </table:table-cell>
              <table:table-cell office:value-type="float" office:value="2054257310596490">
                <text:p>2054257310596490</text:p>
                <draw:g>
                  <svg:desc>Sheet1.E2:Sheet1.E51</svg:desc>
                </draw:g>
              </table:table-cell>
              <table:table-cell office:value-type="float" office:value="1540692982947370">
                <text:p>1540692982947370</text:p>
                <draw:g>
                  <svg:desc>Sheet1.D2:Sheet1.D51</svg:desc>
                </draw:g>
              </table:table-cell>
              <table:table-cell office:value-type="float" office:value="1027129035068260">
                <text:p>1027129035068260</text:p>
                <draw:g>
                  <svg:desc>Sheet1.C2:Sheet1.C51</svg:desc>
                </draw:g>
              </table:table-cell>
              <table:table-cell office:value-type="float" office:value="513564422591610">
                <text:p>513564422591610</text:p>
                <draw:g>
                  <svg:desc>Sheet1.B2:Sheet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00100000">
                <text:p>100000000100000</text:p>
              </table:table-cell>
              <table:table-cell office:value-type="float" office:value="2.27174047521023E+033">
                <text:p>2.27174047521023E+033</text:p>
              </table:table-cell>
              <table:table-cell office:value-type="float" office:value="1.7612517157631E+033">
                <text:p>1.7612517157631E+033</text:p>
              </table:table-cell>
              <table:table-cell office:value-type="float" office:value="1.25280059727037E+033">
                <text:p>1.25280059727037E+033</text:p>
              </table:table-cell>
              <table:table-cell office:value-type="float" office:value="7.49396851664623E+032">
                <text:p>7.49396851664623E+032</text:p>
              </table:table-cell>
              <table:table-cell office:value-type="float" office:value="2.65450876345726E+032">
                <text:p>2.65450876345726E+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000100000">
                <text:p>200000000100000</text:p>
              </table:table-cell>
              <table:table-cell office:value-type="float" office:value="8.00075696812728E+033">
                <text:p>8.00075696812728E+033</text:p>
              </table:table-cell>
              <table:table-cell office:value-type="float" office:value="5.99517480831145E+033">
                <text:p>5.99517480831145E+033</text:p>
              </table:table-cell>
              <table:table-cell office:value-type="float" office:value="4.02124227964865E+033">
                <text:p>4.02124227964865E+033</text:p>
              </table:table-cell>
              <table:table-cell office:value-type="float" office:value="2.12360700940454E+033">
                <text:p>2.12360700940454E+033</text:p>
              </table:table-cell>
              <table:table-cell office:value-type="float" office:value="4.91151883763982E+032">
                <text:p>4.91151883763982E+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000100000">
                <text:p>300000000100000</text:p>
              </table:table-cell>
              <table:table-cell office:value-type="float" office:value="1.57747472176155E+034">
                <text:p>1.57747472176155E+034</text:p>
              </table:table-cell>
              <table:table-cell office:value-type="float" office:value="1.13946750146246E+034">
                <text:p>1.13946750146246E+034</text:p>
              </table:table-cell>
              <table:table-cell office:value-type="float" office:value="7.1671736552089E+033">
                <text:p>7.1671736552089E+033</text:p>
              </table:table-cell>
              <table:table-cell office:value-type="float" office:value="3.29172788746873E+033">
                <text:p>3.29172788746873E+033</text:p>
              </table:table-cell>
              <table:table-cell office:value-type="float" office:value="4.66282172381509E+032">
                <text:p>4.66282172381509E+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000100000">
                <text:p>400000000100000</text:p>
              </table:table-cell>
              <table:table-cell office:value-type="float" office:value="2.44598798132571E+034">
                <text:p>2.44598798132571E+034</text:p>
              </table:table-cell>
              <table:table-cell office:value-type="float" office:value="1.69888560697913E+034">
                <text:p>1.69888560697913E+034</text:p>
              </table:table-cell>
              <table:table-cell office:value-type="float" office:value="9.96851590896536E+033">
                <text:p>9.96851590896536E+033</text:p>
              </table:table-cell>
              <table:table-cell office:value-type="float" office:value="3.92921506975947E+033">
                <text:p>3.92921506975947E+033</text:p>
              </table:table-cell>
              <table:table-cell office:value-type="float" office:value="3.26152649412064E+032">
                <text:p>3.26152649412064E+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0100000">
                <text:p>500000000100000</text:p>
              </table:table-cell>
              <table:table-cell office:value-type="float" office:value="3.31813595091841E+034">
                <text:p>3.31813595091841E+034</text:p>
              </table:table-cell>
              <table:table-cell office:value-type="float" office:value="2.21070107831148E+034">
                <text:p>2.21070107831148E+034</text:p>
              </table:table-cell>
              <table:table-cell office:value-type="float" office:value="1.20429513460371E+034">
                <text:p>1.20429513460371E+034</text:p>
              </table:table-cell>
              <table:table-cell office:value-type="float" office:value="4.02840508662044E+033">
                <text:p>4.02840508662044E+033</text:p>
              </table:table-cell>
              <table:table-cell office:value-type="float" office:value="1.90556698653002E+032">
                <text:p>1.90556698653002E+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000100000">
                <text:p>600000000100000</text:p>
              </table:table-cell>
              <table:table-cell office:value-type="float" office:value="4.12982107107911E+034">
                <text:p>4.12982107107911E+034</text:p>
              </table:table-cell>
              <table:table-cell office:value-type="float" office:value="2.63338230960531E+034">
                <text:p>2.63338230960531E+034</text:p>
              </table:table-cell>
              <table:table-cell office:value-type="float" office:value="1.32611008600418E+034">
                <text:p>1.32611008600418E+034</text:p>
              </table:table-cell>
              <table:table-cell office:value-type="float" office:value="3.73025737948984E+033">
                <text:p>3.73025737948984E+033</text:p>
              </table:table-cell>
              <table:table-cell office:value-type="float" office:value="9.88991991938894E+031">
                <text:p>9.88991991938894E+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000100000">
                <text:p>700000000100000</text:p>
              </table:table-cell>
              <table:table-cell office:value-type="float" office:value="4.83739812035575E+034">
                <text:p>4.83739812035575E+034</text:p>
              </table:table-cell>
              <table:table-cell office:value-type="float" office:value="2.94601640632637E+034">
                <text:p>2.94601640632637E+034</text:p>
              </table:table-cell>
              <table:table-cell office:value-type="float" office:value="1.36619548743679E+034">
                <text:p>1.36619548743679E+034</text:p>
              </table:table-cell>
              <table:table-cell office:value-type="float" office:value="3.20856766747879E+033">
                <text:p>3.20856766747879E+033</text:p>
              </table:table-cell>
              <table:table-cell office:value-type="float" office:value="4.72261329842769E+031">
                <text:p>4.72261329842769E+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000100000">
                <text:p>800000000100000</text:p>
              </table:table-cell>
              <table:table-cell office:value-type="float" office:value="5.41451975497031E+034">
                <text:p>5.41451975497031E+034</text:p>
              </table:table-cell>
              <table:table-cell office:value-type="float" office:value="3.14337205566662E+034">
                <text:p>3.14337205566662E+034</text:p>
              </table:table-cell>
              <table:table-cell office:value-type="float" office:value="1.33800734904453E+034">
                <text:p>1.33800734904453E+034</text:p>
              </table:table-cell>
              <table:table-cell office:value-type="float" office:value="2.60922119589795E+033">
                <text:p>2.60922119589795E+033</text:p>
              </table:table-cell>
              <table:table-cell office:value-type="float" office:value="2.12063058333493E+031">
                <text:p>2.12063058333493E+0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000100000">
                <text:p>900000000100000</text:p>
              </table:table-cell>
              <table:table-cell office:value-type="float" office:value="5.84893507412072E+034">
                <text:p>5.84893507412072E+034</text:p>
              </table:table-cell>
              <table:table-cell office:value-type="float" office:value="3.23130013422968E+034">
                <text:p>3.23130013422968E+034</text:p>
              </table:table-cell>
              <table:table-cell office:value-type="float" office:value="1.25896186562707E+034">
                <text:p>1.25896186562707E+034</text:p>
              </table:table-cell>
              <table:table-cell office:value-type="float" office:value="2.03019995444034E+033">
                <text:p>2.03019995444034E+033</text:p>
              </table:table-cell>
              <table:table-cell office:value-type="float" office:value="9.08399241580315E+030">
                <text:p>9.08399241580315E+0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000100000">
                <text:p>1000000000100000</text:p>
              </table:table-cell>
              <table:table-cell office:value-type="float" office:value="6.1393985461688E+034">
                <text:p>6.1393985461688E+034</text:p>
              </table:table-cell>
              <table:table-cell office:value-type="float" office:value="3.22272406934779E+034">
                <text:p>3.22272406934779E+034</text:p>
              </table:table-cell>
              <table:table-cell office:value-type="float" office:value="1.14661274460637E+034">
                <text:p>1.14661274460637E+034</text:p>
              </table:table-cell>
              <table:table-cell office:value-type="float" office:value="1.52445358968444E+033">
                <text:p>1.52445358968444E+033</text:p>
              </table:table-cell>
              <table:table-cell office:value-type="float" office:value="3.74901919005153E+030">
                <text:p>3.74901919005153E+0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000000001E+015">
                <text:p>1.1000000001E+015</text:p>
              </table:table-cell>
              <table:table-cell office:value-type="float" office:value="6.29281546483405E+034">
                <text:p>6.29281546483405E+034</text:p>
              </table:table-cell>
              <table:table-cell office:value-type="float" office:value="3.13436010991938E+034">
                <text:p>3.13436010991938E+034</text:p>
              </table:table-cell>
              <table:table-cell office:value-type="float" office:value="1.01639931044506E+034">
                <text:p>1.01639931044506E+034</text:p>
              </table:table-cell>
              <table:table-cell office:value-type="float" office:value="1.1117195033142E+033">
                <text:p>1.1117195033142E+033</text:p>
              </table:table-cell>
              <table:table-cell office:value-type="float" office:value="1.50130328887284E+030">
                <text:p>1.50130328887284E+0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0000100000">
                <text:p>1200000000100000</text:p>
              </table:table-cell>
              <table:table-cell office:value-type="float" office:value="6.32171349654494E+034">
                <text:p>6.32171349654494E+034</text:p>
              </table:table-cell>
              <table:table-cell office:value-type="float" office:value="2.98420590376698E+034">
                <text:p>2.98420590376698E+034</text:p>
              </table:table-cell>
              <table:table-cell office:value-type="float" office:value="8.8061215368322E+033">
                <text:p>8.8061215368322E+033</text:p>
              </table:table-cell>
              <table:table-cell office:value-type="float" office:value="7.91193593828815E+032">
                <text:p>7.91193593828815E+032</text:p>
              </table:table-cell>
              <table:table-cell office:value-type="float" office:value="5.86419125460952E+029">
                <text:p>5.86419125460952E+0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0000100000">
                <text:p>1300000000100000</text:p>
              </table:table-cell>
              <table:table-cell office:value-type="float" office:value="6.2420927112656E+034">
                <text:p>6.2420927112656E+034</text:p>
              </table:table-cell>
              <table:table-cell office:value-type="float" office:value="2.78975642999907E+034">
                <text:p>2.78975642999907E+034</text:p>
              </table:table-cell>
              <table:table-cell office:value-type="float" office:value="7.48193078311442E+033">
                <text:p>7.48193078311442E+033</text:p>
              </table:table-cell>
              <table:table-cell office:value-type="float" office:value="5.51582960007856E+032">
                <text:p>5.51582960007856E+032</text:p>
              </table:table-cell>
              <table:table-cell office:value-type="float" office:value="2.24320435871304E+029">
                <text:p>2.24320435871304E+0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0000100000">
                <text:p>1400000000100000</text:p>
              </table:table-cell>
              <table:table-cell office:value-type="float" office:value="6.07167265953497E+034">
                <text:p>6.07167265953497E+034</text:p>
              </table:table-cell>
              <table:table-cell office:value-type="float" office:value="2.56685413421544E+034">
                <text:p>2.56685413421544E+034</text:p>
              </table:table-cell>
              <table:table-cell office:value-type="float" office:value="6.25031992446124E+033">
                <text:p>6.25031992446124E+033</text:p>
              </table:table-cell>
              <table:table-cell office:value-type="float" office:value="3.77809064020199E+032">
                <text:p>3.77809064020199E+032</text:p>
              </table:table-cell>
              <table:table-cell office:value-type="float" office:value="8.42941435546922E+028">
                <text:p>8.42941435546922E+0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0000100000">
                <text:p>1500000000100000</text:p>
              </table:table-cell>
              <table:table-cell office:value-type="float" office:value="5.82852715586329E+034">
                <text:p>5.82852715586329E+034</text:p>
              </table:table-cell>
              <table:table-cell office:value-type="float" office:value="2.329053767312E+034">
                <text:p>2.329053767312E+034</text:p>
              </table:table-cell>
              <table:table-cell office:value-type="float" office:value="5.14503086570297E+033">
                <text:p>5.14503086570297E+033</text:p>
              </table:table-cell>
              <table:table-cell office:value-type="float" office:value="2.54862277265417E+032">
                <text:p>2.54862277265417E+032</text:p>
              </table:table-cell>
              <table:table-cell office:value-type="float" office:value="3.11933214005395E+028">
                <text:p>3.11933214005395E+0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0000100000">
                <text:p>1600000000100000</text:p>
              </table:table-cell>
              <table:table-cell office:value-type="float" office:value="5.53007670214173E+034">
                <text:p>5.53007670214173E+034</text:p>
              </table:table-cell>
              <table:table-cell office:value-type="float" office:value="2.08737695695893E+034">
                <text:p>2.08737695695893E+034</text:p>
              </table:table-cell>
              <table:table-cell office:value-type="float" office:value="4.18066184763464E+033">
                <text:p>4.18066184763464E+033</text:p>
              </table:table-cell>
              <table:table-cell office:value-type="float" office:value="1.69650446736875E+032">
                <text:p>1.69650446736875E+032</text:p>
              </table:table-cell>
              <table:table-cell office:value-type="float" office:value="1.13899639298703E+028">
                <text:p>1.13899639298703E+0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000000001E+015">
                <text:p>1.7000000001E+015</text:p>
              </table:table-cell>
              <table:table-cell office:value-type="float" office:value="5.1923950407868E+034">
                <text:p>5.1923950407868E+034</text:p>
              </table:table-cell>
              <table:table-cell office:value-type="float" office:value="1.85034053830748E+034">
                <text:p>1.85034053830748E+034</text:p>
              </table:table-cell>
              <table:table-cell office:value-type="float" office:value="3.35830152475486E+033">
                <text:p>3.35830152475486E+033</text:p>
              </table:table-cell>
              <table:table-cell office:value-type="float" office:value="1.11613297519365E+032">
                <text:p>1.11613297519365E+032</text:p>
              </table:table-cell>
              <table:table-cell office:value-type="float" office:value="4.1103965843453E+027">
                <text:p>4.1103965843453E+0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0000100000">
                <text:p>1800000000100000</text:p>
              </table:table-cell>
              <table:table-cell office:value-type="float" office:value="4.82977944450758E+034">
                <text:p>4.82977944450758E+034</text:p>
              </table:table-cell>
              <table:table-cell office:value-type="float" office:value="1.62415996377147E+034">
                <text:p>1.62415996377147E+034</text:p>
              </table:table-cell>
              <table:table-cell office:value-type="float" office:value="2.67027837948467E+033">
                <text:p>2.67027837948467E+033</text:p>
              </table:table-cell>
              <table:table-cell office:value-type="float" office:value="7.26719393579568E+031">
                <text:p>7.26719393579568E+031</text:p>
              </table:table-cell>
              <table:table-cell office:value-type="float" office:value="1.46801008555019E+027">
                <text:p>1.46801008555019E+0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0000100000">
                <text:p>1900000000100000</text:p>
              </table:table-cell>
              <table:table-cell office:value-type="float" office:value="4.45453281888926E+034">
                <text:p>4.45453281888926E+034</text:p>
              </table:table-cell>
              <table:table-cell office:value-type="float" office:value="1.41304969771674E+034">
                <text:p>1.41304969771674E+034</text:p>
              </table:table-cell>
              <table:table-cell office:value-type="float" office:value="2.10386726891137E+033">
                <text:p>2.10386726891137E+033</text:p>
              </table:table-cell>
              <table:table-cell office:value-type="float" office:value="4.68806212179543E+031">
                <text:p>4.68806212179543E+031</text:p>
              </table:table-cell>
              <table:table-cell office:value-type="float" office:value="5.19453754024241E+026">
                <text:p>5.19453754024241E+0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000100000">
                <text:p>2000000000100000</text:p>
              </table:table-cell>
              <table:table-cell office:value-type="float" office:value="4.07690811915439E+034">
                <text:p>4.07690811915439E+034</text:p>
              </table:table-cell>
              <table:table-cell office:value-type="float" office:value="1.21956287193172E+034">
                <text:p>1.21956287193172E+034</text:p>
              </table:table-cell>
              <table:table-cell office:value-type="float" office:value="1.64399741852949E+033">
                <text:p>1.64399741852949E+033</text:p>
              </table:table-cell>
              <table:table-cell office:value-type="float" office:value="2.99921535339251E+031">
                <text:p>2.99921535339251E+031</text:p>
              </table:table-cell>
              <table:table-cell office:value-type="float" office:value="1.82284875428734E+026">
                <text:p>1.82284875428734E+0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00000100000">
                <text:p>2100000000100000</text:p>
              </table:table-cell>
              <table:table-cell office:value-type="float" office:value="3.70517060524384E+034">
                <text:p>3.70517060524384E+034</text:p>
              </table:table-cell>
              <table:table-cell office:value-type="float" office:value="1.04493053517545E+034">
                <text:p>1.04493053517545E+034</text:p>
              </table:table-cell>
              <table:table-cell office:value-type="float" office:value="1.2751055912324E+033">
                <text:p>1.2751055912324E+033</text:p>
              </table:table-cell>
              <table:table-cell office:value-type="float" office:value="1.9044151922939E+031">
                <text:p>1.9044151922939E+031</text:p>
              </table:table-cell>
              <table:table-cell office:value-type="float" office:value="6.34882118756835E+025">
                <text:p>6.34882118756835E+0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000000001E+015">
                <text:p>2.2000000001E+015</text:p>
              </table:table-cell>
              <table:table-cell office:value-type="float" office:value="3.34573990177587E+034">
                <text:p>3.34573990177587E+034</text:p>
              </table:table-cell>
              <table:table-cell office:value-type="float" office:value="8.89375602797501E+033">
                <text:p>8.89375602797501E+033</text:p>
              </table:table-cell>
              <table:table-cell office:value-type="float" office:value="9.82311392738204E+032">
                <text:p>9.82311392738204E+032</text:p>
              </table:table-cell>
              <table:table-cell office:value-type="float" office:value="1.20104263165577E+031">
                <text:p>1.20104263165577E+031</text:p>
              </table:table-cell>
              <table:table-cell office:value-type="float" office:value="2.19622998295896E+025">
                <text:p>2.19622998295896E+0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00000100000">
                <text:p>2300000000100000</text:p>
              </table:table-cell>
              <table:table-cell office:value-type="float" office:value="3.0033807622517E+034">
                <text:p>3.0033807622517E+034</text:p>
              </table:table-cell>
              <table:table-cell office:value-type="float" office:value="7.5238790995688E+033">
                <text:p>7.5238790995688E+033</text:p>
              </table:table-cell>
              <table:table-cell office:value-type="float" office:value="7.52086982810357E+032">
                <text:p>7.52086982810357E+032</text:p>
              </table:table-cell>
              <table:table-cell office:value-type="float" office:value="7.52767414877518E+030">
                <text:p>7.52767414877518E+030</text:p>
              </table:table-cell>
              <table:table-cell office:value-type="float" office:value="7.55036321811683E+024">
                <text:p>7.55036321811683E+0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00000100000">
                <text:p>2400000000100000</text:p>
              </table:table-cell>
              <table:table-cell office:value-type="float" office:value="2.6814181922372E+034">
                <text:p>2.6814181922372E+034</text:p>
              </table:table-cell>
              <table:table-cell office:value-type="float" office:value="6.32954875174133E+033">
                <text:p>6.32954875174133E+033</text:p>
              </table:table-cell>
              <table:table-cell office:value-type="float" office:value="5.72570257815791E+032">
                <text:p>5.72570257815791E+032</text:p>
              </table:table-cell>
              <table:table-cell office:value-type="float" office:value="4.69135300591856E+030">
                <text:p>4.69135300591856E+030</text:p>
              </table:table-cell>
              <table:table-cell office:value-type="float" office:value="2.58102745283801E+024">
                <text:p>2.58102745283801E+0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00000100000">
                <text:p>2500000000100000</text:p>
              </table:table-cell>
              <table:table-cell office:value-type="float" office:value="2.38195873431359E+034">
                <text:p>2.38195873431359E+034</text:p>
              </table:table-cell>
              <table:table-cell office:value-type="float" office:value="5.29747702204915E+033">
                <text:p>5.29747702204915E+033</text:p>
              </table:table-cell>
              <table:table-cell office:value-type="float" office:value="4.33640981703808E+032">
                <text:p>4.33640981703808E+032</text:p>
              </table:table-cell>
              <table:table-cell office:value-type="float" office:value="2.90851687164481E+030">
                <text:p>2.90851687164481E+030</text:p>
              </table:table-cell>
              <table:table-cell office:value-type="float" office:value="8.77714932972532E+023">
                <text:p>8.77714932972532E+0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00000100000">
                <text:p>2600000000100000</text:p>
              </table:table-cell>
              <table:table-cell office:value-type="float" office:value="2.106105024291E+034">
                <text:p>2.106105024291E+034</text:p>
              </table:table-cell>
              <table:table-cell office:value-type="float" office:value="4.41266368087923E+033">
                <text:p>4.41266368087923E+033</text:p>
              </table:table-cell>
              <table:table-cell office:value-type="float" office:value="3.26850191942032E+032">
                <text:p>3.26850191942032E+032</text:p>
              </table:table-cell>
              <table:table-cell office:value-type="float" office:value="1.79456348784108E+030">
                <text:p>1.79456348784108E+030</text:p>
              </table:table-cell>
              <table:table-cell office:value-type="float" office:value="2.97048981518219E+023">
                <text:p>2.97048981518219E+0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00000100000">
                <text:p>2700000000100000</text:p>
              </table:table-cell>
              <table:table-cell office:value-type="float" office:value="1.85415510715516E+034">
                <text:p>1.85415510715516E+034</text:p>
              </table:table-cell>
              <table:table-cell office:value-type="float" office:value="3.65948414591986E+033">
                <text:p>3.65948414591986E+033</text:p>
              </table:table-cell>
              <table:table-cell office:value-type="float" office:value="2.45267795368577E+032">
                <text:p>2.45267795368577E+032</text:p>
              </table:table-cell>
              <table:table-cell office:value-type="float" office:value="1.10234446224255E+030">
                <text:p>1.10234446224255E+030</text:p>
              </table:table-cell>
              <table:table-cell office:value-type="float" office:value="1.00086125824599E+023">
                <text:p>1.00086125824599E+0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00000100000">
                <text:p>2800000000100000</text:p>
              </table:table-cell>
              <table:table-cell office:value-type="float" office:value="1.62578146818962E+034">
                <text:p>1.62578146818962E+034</text:p>
              </table:table-cell>
              <table:table-cell office:value-type="float" office:value="3.02247251274552E+033">
                <text:p>3.02247251274552E+033</text:p>
              </table:table-cell>
              <table:table-cell office:value-type="float" office:value="1.83292750609529E+032">
                <text:p>1.83292750609529E+032</text:p>
              </table:table-cell>
              <table:table-cell office:value-type="float" office:value="6.74353148770264E+029">
                <text:p>6.74353148770264E+029</text:p>
              </table:table-cell>
              <table:table-cell office:value-type="float" office:value="3.3583908869021E+022">
                <text:p>3.3583908869021E+0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00000100000">
                <text:p>2900000000100000</text:p>
              </table:table-cell>
              <table:table-cell office:value-type="float" office:value="1.42018736883356E+034">
                <text:p>1.42018736883356E+034</text:p>
              </table:table-cell>
              <table:table-cell office:value-type="float" office:value="2.48685667538391E+033">
                <text:p>2.48685667538391E+033</text:p>
              </table:table-cell>
              <table:table-cell office:value-type="float" office:value="1.36454575550264E+032">
                <text:p>1.36454575550264E+032</text:p>
              </table:table-cell>
              <table:table-cell office:value-type="float" office:value="4.1095527637838E+029">
                <text:p>4.1095527637838E+029</text:p>
              </table:table-cell>
              <table:table-cell office:value-type="float" office:value="1.12260172424677E+022">
                <text:p>1.12260172424677E+0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000100000">
                <text:p>3000000000100000</text:p>
              </table:table-cell>
              <table:table-cell office:value-type="float" office:value="1.23623999061787E+034">
                <text:p>1.23623999061787E+034</text:p>
              </table:table-cell>
              <table:table-cell office:value-type="float" office:value="2.03889821853174E+033">
                <text:p>2.03889821853174E+033</text:p>
              </table:table-cell>
              <table:table-cell office:value-type="float" office:value="1.012235181922E+032">
                <text:p>1.012235181922E+032</text:p>
              </table:table-cell>
              <table:table-cell office:value-type="float" office:value="2.49546571329225E+029">
                <text:p>2.49546571329225E+029</text:p>
              </table:table-cell>
              <table:table-cell office:value-type="float" office:value="3.73912546412351E+021">
                <text:p>3.73912546412351E+0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00000100000">
                <text:p>3100000000100000</text:p>
              </table:table-cell>
              <table:table-cell office:value-type="float" office:value="1.07258120825257E+034">
                <text:p>1.07258120825257E+034</text:p>
              </table:table-cell>
              <table:table-cell office:value-type="float" office:value="1.66608330989522E+033">
                <text:p>1.66608330989522E+033</text:p>
              </table:table-cell>
              <table:table-cell office:value-type="float" office:value="7.48387850622286E+031">
                <text:p>7.48387850622286E+031</text:p>
              </table:table-cell>
              <table:table-cell office:value-type="float" office:value="1.5102894993267E+029">
                <text:p>1.5102894993267E+029</text:p>
              </table:table-cell>
              <table:table-cell office:value-type="float" office:value="1.24126902419856E+021">
                <text:p>1.24126902419856E+0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00000100000">
                <text:p>3200000000100000</text:p>
              </table:table-cell>
              <table:table-cell office:value-type="float" office:value="9.27717656360968E+033">
                <text:p>9.27717656360968E+033</text:p>
              </table:table-cell>
              <table:table-cell office:value-type="float" office:value="1.35720357417532E+033">
                <text:p>1.35720357417532E+033</text:p>
              </table:table-cell>
              <table:table-cell office:value-type="float" office:value="5.51589324989948E+031">
                <text:p>5.51589324989948E+031</text:p>
              </table:table-cell>
              <table:table-cell office:value-type="float" office:value="9.11197114851413E+028">
                <text:p>9.11197114851413E+028</text:p>
              </table:table-cell>
              <table:table-cell office:value-type="float" office:value="4.1077625737121E+020">
                <text:p>4.1077625737121E+0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00000100000">
                <text:p>3300000000100000</text:p>
              </table:table-cell>
              <table:table-cell office:value-type="float" office:value="8.00092234172971E+033">
                <text:p>8.00092234172971E+033</text:p>
              </table:table-cell>
              <table:table-cell office:value-type="float" office:value="1.10235875602076E+033">
                <text:p>1.10235875602076E+033</text:p>
              </table:table-cell>
              <table:table-cell office:value-type="float" office:value="4.05351888246542E+031">
                <text:p>4.05351888246542E+031</text:p>
              </table:table-cell>
              <table:table-cell office:value-type="float" office:value="5.48140006982783E+028">
                <text:p>5.48140006982783E+028</text:p>
              </table:table-cell>
              <table:table-cell office:value-type="float" office:value="1.35541341862671E+020">
                <text:p>1.35541341862671E+0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00000100000">
                <text:p>3400000000100000</text:p>
              </table:table-cell>
              <table:table-cell office:value-type="float" office:value="6.88139404130532E+033">
                <text:p>6.88139404130532E+033</text:p>
              </table:table-cell>
              <table:table-cell office:value-type="float" office:value="8.92906380344256E+032">
                <text:p>8.92906380344256E+032</text:p>
              </table:table-cell>
              <table:table-cell office:value-type="float" office:value="2.97065162483932E+031">
                <text:p>2.97065162483932E+031</text:p>
              </table:table-cell>
              <table:table-cell office:value-type="float" office:value="3.28831726916088E+028">
                <text:p>3.28831726916088E+028</text:p>
              </table:table-cell>
              <table:table-cell office:value-type="float" office:value="4.46006589110206E+019">
                <text:p>4.46006589110206E+0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00000100000">
                <text:p>3500000000100000</text:p>
              </table:table-cell>
              <table:table-cell office:value-type="float" office:value="5.90326662668418E+033">
                <text:p>5.90326662668418E+033</text:p>
              </table:table-cell>
              <table:table-cell office:value-type="float" office:value="7.21377844824469E+032">
                <text:p>7.21377844824469E+032</text:p>
              </table:table-cell>
              <table:table-cell office:value-type="float" office:value="2.17141975495738E+031">
                <text:p>2.17141975495738E+031</text:p>
              </table:table-cell>
              <table:table-cell office:value-type="float" office:value="1.96756177265312E+028">
                <text:p>1.96756177265312E+028</text:p>
              </table:table-cell>
              <table:table-cell office:value-type="float" office:value="1.46380497637668E+019">
                <text:p>1.46380497637668E+0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00000100000">
                <text:p>3600000000100000</text:p>
              </table:table-cell>
              <table:table-cell office:value-type="float" office:value="5.05184457226681E+033">
                <text:p>5.05184457226681E+033</text:p>
              </table:table-cell>
              <table:table-cell office:value-type="float" office:value="5.8137551498978E+032">
                <text:p>5.8137551498978E+032</text:p>
              </table:table-cell>
              <table:table-cell office:value-type="float" office:value="1.5833316397485E+031">
                <text:p>1.5833316397485E+031</text:p>
              </table:table-cell>
              <table:table-cell office:value-type="float" office:value="1.17440806904756E+028">
                <text:p>1.17440806904756E+028</text:p>
              </table:table-cell>
              <table:table-cell office:value-type="float" office:value="4.79248928992654E+018">
                <text:p>4.79248928992654E+0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00000100000">
                <text:p>3700000000100000</text:p>
              </table:table-cell>
              <table:table-cell office:value-type="float" office:value="4.31326641199373E+033">
                <text:p>4.31326641199373E+033</text:p>
              </table:table-cell>
              <table:table-cell office:value-type="float" office:value="4.67461417972212E+032">
                <text:p>4.67461417972212E+032</text:p>
              </table:table-cell>
              <table:table-cell office:value-type="float" office:value="1.1518457801955E+031">
                <text:p>1.1518457801955E+031</text:p>
              </table:table-cell>
              <table:table-cell office:value-type="float" office:value="6.99365134455351E+027">
                <text:p>6.99365134455351E+027</text:p>
              </table:table-cell>
              <table:table-cell office:value-type="float" office:value="1.56542903034575E+018">
                <text:p>1.56542903034575E+0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00000100000">
                <text:p>3800000000100000</text:p>
              </table:table-cell>
              <table:table-cell office:value-type="float" office:value="3.67463334035535E+033">
                <text:p>3.67463334035535E+033</text:p>
              </table:table-cell>
              <table:table-cell office:value-type="float" office:value="3.75044969826642E+032">
                <text:p>3.75044969826642E+032</text:p>
              </table:table-cell>
              <table:table-cell office:value-type="float" office:value="8.36112573831531E+030">
                <text:p>8.36112573831531E+030</text:p>
              </table:table-cell>
              <table:table-cell office:value-type="float" office:value="4.15563003436149E+027">
                <text:p>4.15563003436149E+027</text:p>
              </table:table-cell>
              <table:table-cell office:value-type="float" office:value="5.10215400729356E+017">
                <text:p>5.10215400729356E+0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00000100000">
                <text:p>3900000000100000</text:p>
              </table:table-cell>
              <table:table-cell office:value-type="float" office:value="3.12407812918007E+033">
                <text:p>3.12407812918007E+033</text:p>
              </table:table-cell>
              <table:table-cell office:value-type="float" office:value="3.00274718594444E+032">
                <text:p>3.00274718594444E+032</text:p>
              </table:table-cell>
              <table:table-cell office:value-type="float" office:value="6.05665177244311E+030">
                <text:p>6.05665177244311E+030</text:p>
              </table:table-cell>
              <table:table-cell office:value-type="float" office:value="2.46415027125532E+027">
                <text:p>2.46415027125532E+027</text:p>
              </table:table-cell>
              <table:table-cell office:value-type="float" office:value="1.65947669322164E+017">
                <text:p>1.65947669322164E+0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00000100000">
                <text:p>4000000000100000</text:p>
              </table:table-cell>
              <table:table-cell office:value-type="float" office:value="2.65078823092066E+033">
                <text:p>2.65078823092066E+033</text:p>
              </table:table-cell>
              <table:table-cell office:value-type="float" office:value="2.39937228325453E+032">
                <text:p>2.39937228325453E+032</text:p>
              </table:table-cell>
              <table:table-cell office:value-type="float" office:value="4.37868383566612E+030">
                <text:p>4.37868383566612E+030</text:p>
              </table:table-cell>
              <table:table-cell office:value-type="float" office:value="1.45827900419626E+027">
                <text:p>1.45827900419626E+027</text:p>
              </table:table-cell>
              <table:table-cell office:value-type="float" office:value="5.38681266680888E+016">
                <text:p>5.38681266680888E+0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000000001E+015">
                <text:p>4.1000000001E+015</text:p>
              </table:table-cell>
              <table:table-cell office:value-type="float" office:value="2.24499467492262E+033">
                <text:p>2.24499467492262E+033</text:p>
              </table:table-cell>
              <table:table-cell office:value-type="float" office:value="1.91364859052027E+032">
                <text:p>1.91364859052027E+032</text:p>
              </table:table-cell>
              <table:table-cell office:value-type="float" office:value="3.15965760040476E+030">
                <text:p>3.15965760040476E+030</text:p>
              </table:table-cell>
              <table:table-cell office:value-type="float" office:value="8.61389354915551E+026">
                <text:p>8.61389354915551E+026</text:p>
              </table:table-cell>
              <table:table-cell office:value-type="float" office:value="1.7453319194609E+016">
                <text:p>1.7453319194609E+0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00000100000">
                <text:p>4200000000100000</text:p>
              </table:table-cell>
              <table:table-cell office:value-type="float" office:value="1.89793629637E+033">
                <text:p>1.89793629637E+033</text:p>
              </table:table-cell>
              <table:table-cell office:value-type="float" office:value="1.52353215418377E+032">
                <text:p>1.52353215418377E+032</text:p>
              </table:table-cell>
              <table:table-cell office:value-type="float" office:value="2.27594187747396E+030">
                <text:p>2.27594187747396E+030</text:p>
              </table:table-cell>
              <table:table-cell office:value-type="float" office:value="5.07905695274209E+026">
                <text:p>5.07905695274209E+026</text:p>
              </table:table-cell>
              <table:table-cell office:value-type="float" office:value="5644804364049310">
                <text:p>56448043640493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00000100000">
                <text:p>4300000000100000</text:p>
              </table:table-cell>
              <table:table-cell office:value-type="float" office:value="1.60180700249046E+033">
                <text:p>1.60180700249046E+033</text:p>
              </table:table-cell>
              <table:table-cell office:value-type="float" office:value="1.21088356612887E+032">
                <text:p>1.21088356612887E+032</text:p>
              </table:table-cell>
              <table:table-cell office:value-type="float" office:value="1.63660362776771E+030">
                <text:p>1.63660362776771E+030</text:p>
              </table:table-cell>
              <table:table-cell office:value-type="float" office:value="2.98970170764459E+026">
                <text:p>2.98970170764459E+026</text:p>
              </table:table-cell>
              <table:table-cell office:value-type="float" office:value="1822556300275020">
                <text:p>18225563002750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000000001E+015">
                <text:p>4.4000000001E+015</text:p>
              </table:table-cell>
              <table:table-cell office:value-type="float" office:value="1.34969218764616E+033">
                <text:p>1.34969218764616E+033</text:p>
              </table:table-cell>
              <table:table-cell office:value-type="float" office:value="9.60834105547617E+031">
                <text:p>9.60834105547617E+031</text:p>
              </table:table-cell>
              <table:table-cell office:value-type="float" office:value="1.17495442613961E+030">
                <text:p>1.17495442613961E+030</text:p>
              </table:table-cell>
              <table:table-cell office:value-type="float" office:value="1.75698398730253E+026">
                <text:p>1.75698398730253E+026</text:p>
              </table:table-cell>
              <table:table-cell office:value-type="float" office:value="587500415551470">
                <text:p>5875004155514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00000100000">
                <text:p>4500000000100000</text:p>
              </table:table-cell>
              <table:table-cell office:value-type="float" office:value="1.13549905276368E+033">
                <text:p>1.13549905276368E+033</text:p>
              </table:table-cell>
              <table:table-cell office:value-type="float" office:value="7.61239572664482E+031">
                <text:p>7.61239572664482E+031</text:p>
              </table:table-cell>
              <table:table-cell office:value-type="float" office:value="8.42219678376654E+029">
                <text:p>8.42219678376654E+029</text:p>
              </table:table-cell>
              <table:table-cell office:value-type="float" office:value="1.0309428633186E+026">
                <text:p>1.0309428633186E+026</text:p>
              </table:table-cell>
              <table:table-cell office:value-type="float" office:value="189087252954377">
                <text:p>1890872529543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00000100000">
                <text:p>4600000000100000</text:p>
              </table:table-cell>
              <table:table-cell office:value-type="float" office:value="9.538844498379E+032">
                <text:p>9.538844498379E+032</text:p>
              </table:table-cell>
              <table:table-cell office:value-type="float" office:value="6.02213932043569E+031">
                <text:p>6.02213932043569E+031</text:p>
              </table:table-cell>
              <table:table-cell office:value-type="float" office:value="6.0281797004751E+029">
                <text:p>6.0281797004751E+029</text:p>
              </table:table-cell>
              <table:table-cell office:value-type="float" office:value="6.04029057772701E+025">
                <text:p>6.04029057772701E+025</text:p>
              </table:table-cell>
              <table:table-cell office:value-type="float" office:value="60767695758228.3">
                <text:p>60767695758228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00000100000">
                <text:p>4700000000100000</text:p>
              </table:table-cell>
              <table:table-cell office:value-type="float" office:value="8.00182938032315E+032">
                <text:p>8.00182938032315E+032</text:p>
              </table:table-cell>
              <table:table-cell office:value-type="float" office:value="4.75734234483246E+031">
                <text:p>4.75734234483246E+031</text:p>
              </table:table-cell>
              <table:table-cell office:value-type="float" office:value="4.30854984572128E+029">
                <text:p>4.30854984572128E+029</text:p>
              </table:table-cell>
              <table:table-cell office:value-type="float" office:value="3.53398898520144E+025">
                <text:p>3.53398898520144E+025</text:p>
              </table:table-cell>
              <table:table-cell office:value-type="float" office:value="19501472726339.4">
                <text:p>19501472726339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00000100000">
                <text:p>4800000000100000</text:p>
              </table:table-cell>
              <table:table-cell office:value-type="float" office:value="6.7033698068948E+032">
                <text:p>6.7033698068948E+032</text:p>
              </table:table-cell>
              <table:table-cell office:value-type="float" office:value="3.75308240562723E+031">
                <text:p>3.75308240562723E+031</text:p>
              </table:table-cell>
              <table:table-cell office:value-type="float" office:value="3.07529026314303E+029">
                <text:p>3.07529026314303E+029</text:p>
              </table:table-cell>
              <table:table-cell office:value-type="float" office:value="2.06482196338138E+025">
                <text:p>2.06482196338138E+025</text:p>
              </table:table-cell>
              <table:table-cell office:value-type="float" office:value="6249886216458.62">
                <text:p>6249886216458.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00000100000">
                <text:p>4900000000100000</text:p>
              </table:table-cell>
              <table:table-cell office:value-type="float" office:value="5.6083060839913E+032">
                <text:p>5.6083060839913E+032</text:p>
              </table:table-cell>
              <table:table-cell office:value-type="float" office:value="2.95696515515965E+031">
                <text:p>2.95696515515965E+031</text:p>
              </table:table-cell>
              <table:table-cell office:value-type="float" office:value="2.19217638312081E+029">
                <text:p>2.19217638312081E+029</text:p>
              </table:table-cell>
              <table:table-cell office:value-type="float" office:value="1.20485399034391E+025">
                <text:p>1.20485399034391E+025</text:p>
              </table:table-cell>
              <table:table-cell office:value-type="float" office:value="2000374000447.15">
                <text:p>2000374000447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